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8.1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2.0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00008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order-bottom="none" fo:background-color="#00008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00008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00008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008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0">
      <style:table-cell-properties fo:border-bottom="none" fo:background-color="#00008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1"/>
    </style:style>
    <style:style style:name="ce13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14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00008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8">
      <style:table-cell-properties fo:border="none"/>
      <style:text-properties fo:font-size="14pt" style:font-size-asian="14pt" style:font-size-complex="14pt"/>
    </style:style>
    <style:style style:name="ce22" style:family="table-cell" style:parent-style-name="Default" style:data-style-name="N108">
      <style:text-properties fo:font-size="14pt" style:font-size-asian="14pt" style:font-size-complex="14pt"/>
    </style:style>
    <style:style style:name="ce23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00008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00008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108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32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33" style:family="table-cell" style:parent-style-name="Default">
      <style:table-cell-properties fo:border="none"/>
      <style:text-properties style:font-name="Liberation Sans1" fo:font-size="14pt" style:font-size-asian="14pt" style:font-size-complex="14pt"/>
    </style:style>
    <style:style style:name="ce34" style:family="table-cell" style:parent-style-name="Default">
      <style:text-properties style:font-name="Liberation Sans1" fo:font-size="14pt" style:font-size-asian="14pt" style:font-size-complex="14pt"/>
    </style:style>
    <style:style style:name="ce35" style:family="table-cell" style:parent-style-name="Default" style:data-style-name="N108">
      <style:text-properties style:font-name="Liberation Sans1" fo:font-size="14pt" style:font-size-asian="14pt" style:font-size-complex="14pt"/>
    </style:style>
    <style:style style:name="ce36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1"/>
    </style:style>
    <style:style style:name="ce3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Liberation Sans1"/>
    </style:style>
    <style:style style:name="ce40" style:family="table-cell" style:parent-style-name="Default">
      <style:table-cell-properties style:vertical-align="middle"/>
      <style:text-properties style:font-name="Liberation Sans1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1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1"/>
    </style:style>
    <style:style style:name="ce43" style:family="table-cell" style:parent-style-name="Default">
      <style:table-cell-properties fo:border-bottom="none" fo:background-color="#000080" fo:border-left="0.06pt solid #000000" fo:border-right="0.06pt solid #000000" fo:border-top="0.06pt solid #000000"/>
      <style:text-properties fo:color="#ffffff" style:font-name="Liberation Sans1" fo:font-weight="bold" style:font-weight-asian="bold" style:font-weight-complex="bold"/>
    </style:style>
    <style:style style:name="ce44" style:family="table-cell" style:parent-style-name="Default" style:data-style-name="N108">
      <style:table-cell-properties fo:border-bottom="none" fo:border-left="0.06pt solid #000000" fo:border-right="0.06pt solid #000000" fo:border-top="none"/>
      <style:text-properties style:font-name="Liberation Sans1" fo:font-size="14pt" style:font-size-asian="14pt" style:font-size-complex="14pt"/>
    </style:style>
    <style:style style:name="ce45" style:family="table-cell" style:parent-style-name="Default" style:data-style-name="N108">
      <style:table-cell-properties fo:border-bottom="0.06pt solid #000000" fo:border-left="0.06pt solid #000000" fo:border-right="0.06pt solid #000000" fo:border-top="none"/>
      <style:text-properties style:font-name="Liberation Sans1" fo:font-size="14pt" style:font-size-asian="14pt" style:font-size-complex="14pt"/>
    </style:style>
    <style:style style:name="ce46" style:family="table-cell" style:parent-style-name="Default" style:data-style-name="N108">
      <style:table-cell-properties fo:border="none"/>
      <style:text-properties style:font-name="Liberation Sans1" fo:font-size="14pt" style:font-size-asian="14pt" style:font-size-complex="14pt"/>
    </style:style>
    <style:style style:name="ce47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ackground-color="#00008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ans1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RI 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2" table:default-cell-style-name="ce19"/>
        <table:table-column table:style-name="co1" table:default-cell-style-name="Default"/>
        <table:table-column table:style-name="co2" table:default-cell-style-name="ce12"/>
        <table:table-column table:style-name="co1" table:default-cell-style-name="ce12"/>
        <table:table-column table:style-name="co1" table:default-cell-style-name="ce19"/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1" table:default-cell-style-name="ce19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1000" table:default-cell-style-name="ce12"/>
        <table:table-row table:style-name="ro1">
          <table:table-cell table:style-name="ce1"/>
          <table:table-cell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15"/>
          <table:covered-table-cell table:style-name="ce26"/>
          <table:table-cell table:style-name="Default"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style-name="ce37"/>
          <table:covered-table-cell table:style-name="ce38"/>
          <table:covered-table-cell table:style-name="ce39"/>
          <table:table-cell table:style-name="ce40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style-name="ce41"/>
          <table:covered-table-cell table:style-name="ce38"/>
          <table:covered-table-cell table:style-name="ce39"/>
          <table:table-cell table:style-name="ce40" table:number-columns-repeated="1001"/>
        </table:table-row>
        <table:table-row table:style-name="ro2">
          <table:table-cell table:style-name="ce2" office:value-type="string" calcext:value-type="string">
            <text:p>Posicion</text:p>
          </table:table-cell>
          <table:table-cell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Default"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40"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40"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3];&quot;R&quot;)/[.$A3]" office:value-type="float" office:value="1" calcext:value-type="float">
            <text:p>1,000</text:p>
          </table:table-cell>
          <table:table-cell table:style-name="ce28" table:formula="of:=COUNTIF([.D$3:.D3];&quot;R&quot;)/COUNTIF([.D$3:.D$27];&quot;R&quot;)" office:value-type="float" office:value="0.166666666666667" calcext:value-type="float">
            <text:p>0,167</text:p>
          </table:table-cell>
          <table:table-cell table:style-name="Default"/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3];&quot;R&quot;)/[.$A3]" office:value-type="float" office:value="1" calcext:value-type="float">
            <text:p>1,000</text:p>
          </table:table-cell>
          <table:table-cell table:style-name="ce28" table:formula="of:=COUNTIF([.I$3:.I3];&quot;R&quot;)/COUNTIF([.I$3:.I$27];&quot;R&quot;)" office:value-type="float" office:value="0.142857142857143" calcext:value-type="float">
            <text:p>0,143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24" table:formula="of:=COUNTIF([.N$3:.N3];&quot;R&quot;)/[.$A3]" office:value-type="float" office:value="0" calcext:value-type="float">
            <text:p>0,000</text:p>
          </table:table-cell>
          <table:table-cell table:style-name="ce28" table:formula="of:=COUNTIF([.N$3:.N3];&quot;R&quot;)/COUNTIF([.N$3:.N$27];&quot;R&quot;)" office:value-type="float" office:value="0" calcext:value-type="float">
            <text:p>0,000</text:p>
          </table:table-cell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4];&quot;R&quot;)/[.$A4]" office:value-type="float" office:value="1" calcext:value-type="float">
            <text:p>1,000</text:p>
          </table:table-cell>
          <table:table-cell table:style-name="ce28" table:formula="of:=COUNTIF([.D$3:.D4];&quot;R&quot;)/COUNTIF([.D$3:.D$27];&quot;R&quot;)" office:value-type="float" office:value="0.333333333333333" calcext:value-type="float">
            <text:p>0,333</text:p>
          </table:table-cell>
          <table:table-cell table:style-name="Default"/>
          <table:table-cell table:style-name="ce10" office:value-type="float" office:value="14" calcext:value-type="float">
            <text:p>14</text:p>
          </table:table-cell>
          <table:table-cell table:style-name="ce17"/>
          <table:table-cell table:style-name="ce24" table:formula="of:=COUNTIF([.I$3:.I4];&quot;R&quot;)/[.$A4]" office:value-type="float" office:value="0.5" calcext:value-type="float">
            <text:p>0,500</text:p>
          </table:table-cell>
          <table:table-cell table:style-name="ce28" table:formula="of:=COUNTIF([.I$3:.I4];&quot;R&quot;)/COUNTIF([.I$3:.I$27];&quot;R&quot;)" office:value-type="float" office:value="0.142857142857143" calcext:value-type="float">
            <text:p>0,143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24" table:formula="of:=COUNTIF([.N$3:.N4];&quot;R&quot;)/[.$A4]" office:value-type="float" office:value="0.5" calcext:value-type="float">
            <text:p>0,500</text:p>
          </table:table-cell>
          <table:table-cell table:style-name="ce28" table:formula="of:=COUNTIF([.N$3:.N4];&quot;R&quot;)/COUNTIF([.N$3:.N$27];&quot;R&quot;)" office:value-type="float" office:value="0.142857142857143" calcext:value-type="float">
            <text:p>0,14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5];&quot;R&quot;)/[.$A5]" office:value-type="float" office:value="1" calcext:value-type="float">
            <text:p>1,000</text:p>
          </table:table-cell>
          <table:table-cell table:style-name="ce28" table:formula="of:=COUNTIF([.D$3:.D5];&quot;R&quot;)/COUNTIF([.D$3:.D$27];&quot;R&quot;)" office:value-type="float" office:value="0.5" calcext:value-type="float">
            <text:p>0,500</text:p>
          </table:table-cell>
          <table:table-cell table:style-name="Default"/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5];&quot;R&quot;)/[.$A5]" office:value-type="float" office:value="0.666666666666667" calcext:value-type="float">
            <text:p>0,667</text:p>
          </table:table-cell>
          <table:table-cell table:style-name="ce28" table:formula="of:=COUNTIF([.I$3:.I5];&quot;R&quot;)/COUNTIF([.I$3:.I$27];&quot;R&quot;)" office:value-type="float" office:value="0.285714285714286" calcext:value-type="float">
            <text:p>0,286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style-name="ce24" table:formula="of:=COUNTIF([.N$3:.N5];&quot;R&quot;)/[.$A5]" office:value-type="float" office:value="0.333333333333333" calcext:value-type="float">
            <text:p>0,333</text:p>
          </table:table-cell>
          <table:table-cell table:style-name="ce28" table:formula="of:=COUNTIF([.N$3:.N5];&quot;R&quot;)/COUNTIF([.N$3:.N$27];&quot;R&quot;)" office:value-type="float" office:value="0.142857142857143" calcext:value-type="float">
            <text:p>0,143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4" table:formula="of:=COUNTIF([.D$3:.D6];&quot;R&quot;)/[.$A6]" office:value-type="float" office:value="0.75" calcext:value-type="float">
            <text:p>0,750</text:p>
          </table:table-cell>
          <table:table-cell table:style-name="ce28" table:formula="of:=COUNTIF([.D$3:.D6];&quot;R&quot;)/COUNTIF([.D$3:.D$27];&quot;R&quot;)" office:value-type="float" office:value="0.5" calcext:value-type="float">
            <text:p>0,500</text:p>
          </table:table-cell>
          <table:table-cell table:style-name="Default"/>
          <table:table-cell table:style-name="ce10" office:value-type="float" office:value="23" calcext:value-type="float">
            <text:p>23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6];&quot;R&quot;)/[.$A6]" office:value-type="float" office:value="0.75" calcext:value-type="float">
            <text:p>0,750</text:p>
          </table:table-cell>
          <table:table-cell table:style-name="ce28" table:formula="of:=COUNTIF([.I$3:.I6];&quot;R&quot;)/COUNTIF([.I$3:.I$27];&quot;R&quot;)" office:value-type="float" office:value="0.428571428571429" calcext:value-type="float">
            <text:p>0,429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style-name="ce24" table:formula="of:=COUNTIF([.N$3:.N6];&quot;R&quot;)/[.$A6]" office:value-type="float" office:value="0.5" calcext:value-type="float">
            <text:p>0,500</text:p>
          </table:table-cell>
          <table:table-cell table:style-name="ce28" table:formula="of:=COUNTIF([.N$3:.N6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7"/>
          <table:table-cell table:style-name="ce24" table:formula="of:=COUNTIF([.D$3:.D7];&quot;R&quot;)/[.$A7]" office:value-type="float" office:value="0.6" calcext:value-type="float">
            <text:p>0,600</text:p>
          </table:table-cell>
          <table:table-cell table:style-name="ce28" table:formula="of:=COUNTIF([.D$3:.D7];&quot;R&quot;)/COUNTIF([.D$3:.D$27];&quot;R&quot;)" office:value-type="float" office:value="0.5" calcext:value-type="float">
            <text:p>0,500</text:p>
          </table:table-cell>
          <table:table-cell table:style-name="Default"/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7];&quot;R&quot;)/[.$A7]" office:value-type="float" office:value="0.8" calcext:value-type="float">
            <text:p>0,800</text:p>
          </table:table-cell>
          <table:table-cell table:style-name="ce28" table:formula="of:=COUNTIF([.I$3:.I7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/>
          <table:table-cell table:style-name="ce24" table:formula="of:=COUNTIF([.N$3:.N7];&quot;R&quot;)/[.$A7]" office:value-type="float" office:value="0.4" calcext:value-type="float">
            <text:p>0,400</text:p>
          </table:table-cell>
          <table:table-cell table:style-name="ce28" table:formula="of:=COUNTIF([.N$3:.N7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7"/>
          <table:table-cell table:style-name="ce24" table:formula="of:=COUNTIF([.D$3:.D8];&quot;R&quot;)/[.$A8]" office:value-type="float" office:value="0.5" calcext:value-type="float">
            <text:p>0,500</text:p>
          </table:table-cell>
          <table:table-cell table:style-name="ce28" table:formula="of:=COUNTIF([.D$3:.D8];&quot;R&quot;)/COUNTIF([.D$3:.D$27];&quot;R&quot;)" office:value-type="float" office:value="0.5" calcext:value-type="float">
            <text:p>0,500</text:p>
          </table:table-cell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7"/>
          <table:table-cell table:style-name="ce24" table:formula="of:=COUNTIF([.I$3:.I8];&quot;R&quot;)/[.$A8]" office:value-type="float" office:value="0.666666666666667" calcext:value-type="float">
            <text:p>0,667</text:p>
          </table:table-cell>
          <table:table-cell table:style-name="ce28" table:formula="of:=COUNTIF([.I$3:.I8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/>
          <table:table-cell table:style-name="ce24" table:formula="of:=COUNTIF([.N$3:.N8];&quot;R&quot;)/[.$A8]" office:value-type="float" office:value="0.333333333333333" calcext:value-type="float">
            <text:p>0,333</text:p>
          </table:table-cell>
          <table:table-cell table:style-name="ce28" table:formula="of:=COUNTIF([.N$3:.N8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9];&quot;R&quot;)/[.$A9]" office:value-type="float" office:value="0.571428571428571" calcext:value-type="float">
            <text:p>0,571</text:p>
          </table:table-cell>
          <table:table-cell table:style-name="ce28" table:formula="of:=COUNTIF([.D$3:.D9];&quot;R&quot;)/COUNTIF([.D$3:.D$27];&quot;R&quot;)" office:value-type="float" office:value="0.666666666666667" calcext:value-type="float">
            <text:p>0,667</text:p>
          </table:table-cell>
          <table:table-cell table:style-name="Default"/>
          <table:table-cell table:style-name="ce10" office:value-type="float" office:value="20" calcext:value-type="float">
            <text:p>20</text:p>
          </table:table-cell>
          <table:table-cell table:style-name="ce17"/>
          <table:table-cell table:style-name="ce24" table:formula="of:=COUNTIF([.I$3:.I9];&quot;R&quot;)/[.$A9]" office:value-type="float" office:value="0.571428571428571" calcext:value-type="float">
            <text:p>0,571</text:p>
          </table:table-cell>
          <table:table-cell table:style-name="ce28" table:formula="of:=COUNTIF([.I$3:.I9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/>
          <table:table-cell table:style-name="ce24" table:formula="of:=COUNTIF([.N$3:.N9];&quot;R&quot;)/[.$A9]" office:value-type="float" office:value="0.285714285714286" calcext:value-type="float">
            <text:p>0,286</text:p>
          </table:table-cell>
          <table:table-cell table:style-name="ce28" table:formula="of:=COUNTIF([.N$3:.N9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7"/>
          <table:table-cell table:style-name="ce24" table:formula="of:=COUNTIF([.D$3:.D10];&quot;R&quot;)/[.$A10]" office:value-type="float" office:value="0.5" calcext:value-type="float">
            <text:p>0,500</text:p>
          </table:table-cell>
          <table:table-cell table:style-name="ce28" table:formula="of:=COUNTIF([.D$3:.D10];&quot;R&quot;)/COUNTIF([.D$3:.D$27];&quot;R&quot;)" office:value-type="float" office:value="0.666666666666667" calcext:value-type="float">
            <text:p>0,667</text:p>
          </table:table-cell>
          <table:table-cell table:style-name="Default"/>
          <table:table-cell table:style-name="ce10" office:value-type="float" office:value="21" calcext:value-type="float">
            <text:p>21</text:p>
          </table:table-cell>
          <table:table-cell table:style-name="ce17"/>
          <table:table-cell table:style-name="ce24" table:formula="of:=COUNTIF([.I$3:.I10];&quot;R&quot;)/[.$A10]" office:value-type="float" office:value="0.5" calcext:value-type="float">
            <text:p>0,500</text:p>
          </table:table-cell>
          <table:table-cell table:style-name="ce28" table:formula="of:=COUNTIF([.I$3:.I10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/>
          <table:table-cell table:style-name="ce24" table:formula="of:=COUNTIF([.N$3:.N10];&quot;R&quot;)/[.$A10]" office:value-type="float" office:value="0.25" calcext:value-type="float">
            <text:p>0,250</text:p>
          </table:table-cell>
          <table:table-cell table:style-name="ce28" table:formula="of:=COUNTIF([.N$3:.N10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17"/>
          <table:table-cell table:style-name="ce24" table:formula="of:=COUNTIF([.D$3:.D11];&quot;R&quot;)/[.$A11]" office:value-type="float" office:value="0.444444444444444" calcext:value-type="float">
            <text:p>0,444</text:p>
          </table:table-cell>
          <table:table-cell table:style-name="ce28" table:formula="of:=COUNTIF([.D$3:.D11];&quot;R&quot;)/COUNTIF([.D$3:.D$27];&quot;R&quot;)" office:value-type="float" office:value="0.666666666666667" calcext:value-type="float">
            <text:p>0,667</text:p>
          </table:table-cell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ce17"/>
          <table:table-cell table:style-name="ce24" table:formula="of:=COUNTIF([.I$3:.I11];&quot;R&quot;)/[.$A11]" office:value-type="float" office:value="0.444444444444444" calcext:value-type="float">
            <text:p>0,444</text:p>
          </table:table-cell>
          <table:table-cell table:style-name="ce28" table:formula="of:=COUNTIF([.I$3:.I11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/>
          <table:table-cell table:style-name="ce24" table:formula="of:=COUNTIF([.N$3:.N11];&quot;R&quot;)/[.$A11]" office:value-type="float" office:value="0.222222222222222" calcext:value-type="float">
            <text:p>0,222</text:p>
          </table:table-cell>
          <table:table-cell table:style-name="ce28" table:formula="of:=COUNTIF([.N$3:.N11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12];&quot;R&quot;)/[.$A12]" office:value-type="float" office:value="0.5" calcext:value-type="float">
            <text:p>0,500</text:p>
          </table:table-cell>
          <table:table-cell table:style-name="ce28" table:formula="of:=COUNTIF([.D$3:.D12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9" calcext:value-type="float">
            <text:p>19</text:p>
          </table:table-cell>
          <table:table-cell table:style-name="ce17"/>
          <table:table-cell table:style-name="ce24" table:formula="of:=COUNTIF([.I$3:.I12];&quot;R&quot;)/[.$A12]" office:value-type="float" office:value="0.4" calcext:value-type="float">
            <text:p>0,400</text:p>
          </table:table-cell>
          <table:table-cell table:style-name="ce28" table:formula="of:=COUNTIF([.I$3:.I12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/>
          <table:table-cell table:style-name="ce24" table:formula="of:=COUNTIF([.N$3:.N12];&quot;R&quot;)/[.$A12]" office:value-type="float" office:value="0.2" calcext:value-type="float">
            <text:p>0,200</text:p>
          </table:table-cell>
          <table:table-cell table:style-name="ce28" table:formula="of:=COUNTIF([.N$3:.N12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7"/>
          <table:table-cell table:style-name="ce24" table:formula="of:=COUNTIF([.D$3:.D13];&quot;R&quot;)/[.$A13]" office:value-type="float" office:value="0.454545454545455" calcext:value-type="float">
            <text:p>0,455</text:p>
          </table:table-cell>
          <table:table-cell table:style-name="ce28" table:formula="of:=COUNTIF([.D$3:.D13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7"/>
          <table:table-cell table:style-name="ce24" table:formula="of:=COUNTIF([.I$3:.I13];&quot;R&quot;)/[.$A13]" office:value-type="float" office:value="0.363636363636364" calcext:value-type="float">
            <text:p>0,364</text:p>
          </table:table-cell>
          <table:table-cell table:style-name="ce28" table:formula="of:=COUNTIF([.I$3:.I13];&quot;R&quot;)/COUNTIF([.I$3:.I$27];&quot;R&quot;)" office:value-type="float" office:value="0.571428571428571" calcext:value-type="float">
            <text:p>0,571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/>
          <table:table-cell table:style-name="ce24" table:formula="of:=COUNTIF([.N$3:.N13];&quot;R&quot;)/[.$A13]" office:value-type="float" office:value="0.181818181818182" calcext:value-type="float">
            <text:p>0,182</text:p>
          </table:table-cell>
          <table:table-cell table:style-name="ce28" table:formula="of:=COUNTIF([.N$3:.N13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7"/>
          <table:table-cell table:style-name="ce24" table:formula="of:=COUNTIF([.D$3:.D14];&quot;R&quot;)/[.$A14]" office:value-type="float" office:value="0.416666666666667" calcext:value-type="float">
            <text:p>0,417</text:p>
          </table:table-cell>
          <table:table-cell table:style-name="ce28" table:formula="of:=COUNTIF([.D$3:.D14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0" calcext:value-type="float">
            <text:p>10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14];&quot;R&quot;)/[.$A14]" office:value-type="float" office:value="0.416666666666667" calcext:value-type="float">
            <text:p>0,417</text:p>
          </table:table-cell>
          <table:table-cell table:style-name="ce28" table:formula="of:=COUNTIF([.I$3:.I14];&quot;R&quot;)/COUNTIF([.I$3:.I$27];&quot;R&quot;)" office:value-type="float" office:value="0.714285714285714" calcext:value-type="float">
            <text:p>0,714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/>
          <table:table-cell table:style-name="ce24" table:formula="of:=COUNTIF([.N$3:.N14];&quot;R&quot;)/[.$A14]" office:value-type="float" office:value="0.166666666666667" calcext:value-type="float">
            <text:p>0,167</text:p>
          </table:table-cell>
          <table:table-cell table:style-name="ce28" table:formula="of:=COUNTIF([.N$3:.N14];&quot;R&quot;)/COUNTIF([.N$3:.N$27];&quot;R&quot;)" office:value-type="float" office:value="0.285714285714286" calcext:value-type="float">
            <text:p>0,286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7"/>
          <table:table-cell table:style-name="ce24" table:formula="of:=COUNTIF([.D$3:.D15];&quot;R&quot;)/[.$A15]" office:value-type="float" office:value="0.384615384615385" calcext:value-type="float">
            <text:p>0,385</text:p>
          </table:table-cell>
          <table:table-cell table:style-name="ce28" table:formula="of:=COUNTIF([.D$3:.D15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7"/>
          <table:table-cell table:style-name="ce24" table:formula="of:=COUNTIF([.I$3:.I15];&quot;R&quot;)/[.$A15]" office:value-type="float" office:value="0.384615384615385" calcext:value-type="float">
            <text:p>0,385</text:p>
          </table:table-cell>
          <table:table-cell table:style-name="ce28" table:formula="of:=COUNTIF([.I$3:.I15];&quot;R&quot;)/COUNTIF([.I$3:.I$27];&quot;R&quot;)" office:value-type="float" office:value="0.714285714285714" calcext:value-type="float">
            <text:p>0,714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style-name="ce24" table:formula="of:=COUNTIF([.N$3:.N15];&quot;R&quot;)/[.$A15]" office:value-type="float" office:value="0.230769230769231" calcext:value-type="float">
            <text:p>0,231</text:p>
          </table:table-cell>
          <table:table-cell table:style-name="ce28" table:formula="of:=COUNTIF([.N$3:.N15];&quot;R&quot;)/COUNTIF([.N$3:.N$27];&quot;R&quot;)" office:value-type="float" office:value="0.428571428571429" calcext:value-type="float">
            <text:p>0,429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17"/>
          <table:table-cell table:style-name="ce24" table:formula="of:=COUNTIF([.D$3:.D16];&quot;R&quot;)/[.$A16]" office:value-type="float" office:value="0.357142857142857" calcext:value-type="float">
            <text:p>0,357</text:p>
          </table:table-cell>
          <table:table-cell table:style-name="ce28" table:formula="of:=COUNTIF([.D$3:.D16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8" calcext:value-type="float">
            <text:p>18</text:p>
          </table:table-cell>
          <table:table-cell table:style-name="ce17"/>
          <table:table-cell table:style-name="ce24" table:formula="of:=COUNTIF([.I$3:.I16];&quot;R&quot;)/[.$A16]" office:value-type="float" office:value="0.357142857142857" calcext:value-type="float">
            <text:p>0,357</text:p>
          </table:table-cell>
          <table:table-cell table:style-name="ce28" table:formula="of:=COUNTIF([.I$3:.I16];&quot;R&quot;)/COUNTIF([.I$3:.I$27];&quot;R&quot;)" office:value-type="float" office:value="0.714285714285714" calcext:value-type="float">
            <text:p>0,714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24" table:formula="of:=COUNTIF([.N$3:.N16];&quot;R&quot;)/[.$A16]" office:value-type="float" office:value="0.214285714285714" calcext:value-type="float">
            <text:p>0,214</text:p>
          </table:table-cell>
          <table:table-cell table:style-name="ce28" table:formula="of:=COUNTIF([.N$3:.N16];&quot;R&quot;)/COUNTIF([.N$3:.N$27];&quot;R&quot;)" office:value-type="float" office:value="0.428571428571429" calcext:value-type="float">
            <text:p>0,429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7"/>
          <table:table-cell table:style-name="ce24" table:formula="of:=COUNTIF([.D$3:.D17];&quot;R&quot;)/[.$A17]" office:value-type="float" office:value="0.333333333333333" calcext:value-type="float">
            <text:p>0,333</text:p>
          </table:table-cell>
          <table:table-cell table:style-name="ce28" table:formula="of:=COUNTIF([.D$3:.D17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1" calcext:value-type="float">
            <text:p>11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17];&quot;R&quot;)/[.$A17]" office:value-type="float" office:value="0.4" calcext:value-type="float">
            <text:p>0,400</text:p>
          </table:table-cell>
          <table:table-cell table:style-name="ce28" table:formula="of:=COUNTIF([.I$3:.I17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/>
          <table:table-cell table:style-name="ce24" table:formula="of:=COUNTIF([.N$3:.N17];&quot;R&quot;)/[.$A17]" office:value-type="float" office:value="0.2" calcext:value-type="float">
            <text:p>0,200</text:p>
          </table:table-cell>
          <table:table-cell table:style-name="ce28" table:formula="of:=COUNTIF([.N$3:.N17];&quot;R&quot;)/COUNTIF([.N$3:.N$27];&quot;R&quot;)" office:value-type="float" office:value="0.428571428571429" calcext:value-type="float">
            <text:p>0,429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7"/>
          <table:table-cell table:style-name="ce24" table:formula="of:=COUNTIF([.D$3:.D18];&quot;R&quot;)/[.$A18]" office:value-type="float" office:value="0.3125" calcext:value-type="float">
            <text:p>0,313</text:p>
          </table:table-cell>
          <table:table-cell table:style-name="ce28" table:formula="of:=COUNTIF([.D$3:.D18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7" calcext:value-type="float">
            <text:p>17</text:p>
          </table:table-cell>
          <table:table-cell table:style-name="ce17"/>
          <table:table-cell table:style-name="ce24" table:formula="of:=COUNTIF([.I$3:.I18];&quot;R&quot;)/[.$A18]" office:value-type="float" office:value="0.375" calcext:value-type="float">
            <text:p>0,375</text:p>
          </table:table-cell>
          <table:table-cell table:style-name="ce28" table:formula="of:=COUNTIF([.I$3:.I18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table:style-name="ce24" table:formula="of:=COUNTIF([.N$3:.N18];&quot;R&quot;)/[.$A18]" office:value-type="float" office:value="0.25" calcext:value-type="float">
            <text:p>0,250</text:p>
          </table:table-cell>
          <table:table-cell table:style-name="ce28" table:formula="of:=COUNTIF([.N$3:.N18];&quot;R&quot;)/COUNTIF([.N$3:.N$27];&quot;R&quot;)" office:value-type="float" office:value="0.571428571428571" calcext:value-type="float">
            <text:p>0,571</text:p>
          </table:table-cell>
          <table:table-cell table:number-columns-repeated="100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7"/>
          <table:table-cell table:style-name="ce24" table:formula="of:=COUNTIF([.D$3:.D19];&quot;R&quot;)/[.$A19]" office:value-type="float" office:value="0.294117647058823" calcext:value-type="float">
            <text:p>0,294</text:p>
          </table:table-cell>
          <table:table-cell table:style-name="ce28" table:formula="of:=COUNTIF([.D$3:.D19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24" calcext:value-type="float">
            <text:p>24</text:p>
          </table:table-cell>
          <table:table-cell table:style-name="ce17"/>
          <table:table-cell table:style-name="ce24" table:formula="of:=COUNTIF([.I$3:.I19];&quot;R&quot;)/[.$A19]" office:value-type="float" office:value="0.352941176470588" calcext:value-type="float">
            <text:p>0,353</text:p>
          </table:table-cell>
          <table:table-cell table:style-name="ce28" table:formula="of:=COUNTIF([.I$3:.I19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/>
          <table:table-cell table:style-name="ce24" table:formula="of:=COUNTIF([.N$3:.N19];&quot;R&quot;)/[.$A19]" office:value-type="float" office:value="0.235294117647059" calcext:value-type="float">
            <text:p>0,235</text:p>
          </table:table-cell>
          <table:table-cell table:style-name="ce28" table:formula="of:=COUNTIF([.N$3:.N19];&quot;R&quot;)/COUNTIF([.N$3:.N$27];&quot;R&quot;)" office:value-type="float" office:value="0.571428571428571" calcext:value-type="float">
            <text:p>0,571</text:p>
          </table:table-cell>
          <table:table-cell table:number-columns-repeated="100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style-name="ce17"/>
          <table:table-cell table:style-name="ce24" table:formula="of:=COUNTIF([.D$3:.D20];&quot;R&quot;)/[.$A20]" office:value-type="float" office:value="0.277777777777778" calcext:value-type="float">
            <text:p>0,278</text:p>
          </table:table-cell>
          <table:table-cell table:style-name="ce28" table:formula="of:=COUNTIF([.D$3:.D20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3" calcext:value-type="float">
            <text:p>13</text:p>
          </table:table-cell>
          <table:table-cell table:style-name="ce17"/>
          <table:table-cell table:style-name="ce24" table:formula="of:=COUNTIF([.I$3:.I20];&quot;R&quot;)/[.$A20]" office:value-type="float" office:value="0.333333333333333" calcext:value-type="float">
            <text:p>0,333</text:p>
          </table:table-cell>
          <table:table-cell table:style-name="ce28" table:formula="of:=COUNTIF([.I$3:.I20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style-name="ce24" table:formula="of:=COUNTIF([.N$3:.N20];&quot;R&quot;)/[.$A20]" office:value-type="float" office:value="0.277777777777778" calcext:value-type="float">
            <text:p>0,278</text:p>
          </table:table-cell>
          <table:table-cell table:style-name="ce28" table:formula="of:=COUNTIF([.N$3:.N20];&quot;R&quot;)/COUNTIF([.N$3:.N$27];&quot;R&quot;)" office:value-type="float" office:value="0.714285714285714" calcext:value-type="float">
            <text:p>0,714</text:p>
          </table:table-cell>
          <table:table-cell table:number-columns-repeated="100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7"/>
          <table:table-cell table:style-name="ce24" table:formula="of:=COUNTIF([.D$3:.D21];&quot;R&quot;)/[.$A21]" office:value-type="float" office:value="0.263157894736842" calcext:value-type="float">
            <text:p>0,263</text:p>
          </table:table-cell>
          <table:table-cell table:style-name="ce28" table:formula="of:=COUNTIF([.D$3:.D21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24" table:formula="of:=COUNTIF([.I$3:.I21];&quot;R&quot;)/[.$A21]" office:value-type="float" office:value="0.31578947368421" calcext:value-type="float">
            <text:p>0,316</text:p>
          </table:table-cell>
          <table:table-cell table:style-name="ce28" table:formula="of:=COUNTIF([.I$3:.I21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/>
          <table:table-cell table:style-name="ce24" table:formula="of:=COUNTIF([.N$3:.N21];&quot;R&quot;)/[.$A21]" office:value-type="float" office:value="0.263157894736842" calcext:value-type="float">
            <text:p>0,263</text:p>
          </table:table-cell>
          <table:table-cell table:style-name="ce28" table:formula="of:=COUNTIF([.N$3:.N21];&quot;R&quot;)/COUNTIF([.N$3:.N$27];&quot;R&quot;)" office:value-type="float" office:value="0.714285714285714" calcext:value-type="float">
            <text:p>0,714</text:p>
          </table:table-cell>
          <table:table-cell table:number-columns-repeated="100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17"/>
          <table:table-cell table:style-name="ce24" table:formula="of:=COUNTIF([.D$3:.D22];&quot;R&quot;)/[.$A22]" office:value-type="float" office:value="0.25" calcext:value-type="float">
            <text:p>0,250</text:p>
          </table:table-cell>
          <table:table-cell table:style-name="ce28" table:formula="of:=COUNTIF([.D$3:.D22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16" calcext:value-type="float">
            <text:p>16</text:p>
          </table:table-cell>
          <table:table-cell table:style-name="ce17"/>
          <table:table-cell table:style-name="ce24" table:formula="of:=COUNTIF([.I$3:.I22];&quot;R&quot;)/[.$A22]" office:value-type="float" office:value="0.3" calcext:value-type="float">
            <text:p>0,300</text:p>
          </table:table-cell>
          <table:table-cell table:style-name="ce28" table:formula="of:=COUNTIF([.I$3:.I22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24" table:formula="of:=COUNTIF([.N$3:.N22];&quot;R&quot;)/[.$A22]" office:value-type="float" office:value="0.25" calcext:value-type="float">
            <text:p>0,250</text:p>
          </table:table-cell>
          <table:table-cell table:style-name="ce28" table:formula="of:=COUNTIF([.N$3:.N22];&quot;R&quot;)/COUNTIF([.N$3:.N$27];&quot;R&quot;)" office:value-type="float" office:value="0.714285714285714" calcext:value-type="float">
            <text:p>0,714</text:p>
          </table:table-cell>
          <table:table-cell table:number-columns-repeated="100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17"/>
          <table:table-cell table:style-name="ce24" table:formula="of:=COUNTIF([.D$3:.D23];&quot;R&quot;)/[.$A23]" office:value-type="float" office:value="0.238095238095238" calcext:value-type="float">
            <text:p>0,238</text:p>
          </table:table-cell>
          <table:table-cell table:style-name="ce28" table:formula="of:=COUNTIF([.D$3:.D23];&quot;R&quot;)/COUNTIF([.D$3:.D$27];&quot;R&quot;)" office:value-type="float" office:value="0.833333333333333" calcext:value-type="float">
            <text:p>0,833</text:p>
          </table:table-cell>
          <table:table-cell table:style-name="Default"/>
          <table:table-cell table:style-name="ce10" office:value-type="float" office:value="6" calcext:value-type="float">
            <text:p>6</text:p>
          </table:table-cell>
          <table:table-cell table:style-name="ce17"/>
          <table:table-cell table:style-name="ce24" table:formula="of:=COUNTIF([.I$3:.I23];&quot;R&quot;)/[.$A23]" office:value-type="float" office:value="0.285714285714286" calcext:value-type="float">
            <text:p>0,286</text:p>
          </table:table-cell>
          <table:table-cell table:style-name="ce28" table:formula="of:=COUNTIF([.I$3:.I23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24" table:formula="of:=COUNTIF([.N$3:.N23];&quot;R&quot;)/[.$A23]" office:value-type="float" office:value="0.238095238095238" calcext:value-type="float">
            <text:p>0,238</text:p>
          </table:table-cell>
          <table:table-cell table:style-name="ce28" table:formula="of:=COUNTIF([.N$3:.N23];&quot;R&quot;)/COUNTIF([.N$3:.N$27];&quot;R&quot;)" office:value-type="float" office:value="0.714285714285714" calcext:value-type="float">
            <text:p>0,714</text:p>
          </table:table-cell>
          <table:table-cell table:number-columns-repeated="100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D$3:.D24];&quot;R&quot;)/[.$A24]" office:value-type="float" office:value="0.272727272727273" calcext:value-type="float">
            <text:p>0,273</text:p>
          </table:table-cell>
          <table:table-cell table:style-name="ce28" table:formula="of:=COUNTIF([.D$3:.D24];&quot;R&quot;)/COUNTIF([.D$3:.D$27];&quot;R&quot;)" office:value-type="float" office:value="1" calcext:value-type="float">
            <text:p>1,000</text:p>
          </table:table-cell>
          <table:table-cell table:style-name="Default"/>
          <table:table-cell table:style-name="ce10" office:value-type="float" office:value="22" calcext:value-type="float">
            <text:p>22</text:p>
          </table:table-cell>
          <table:table-cell table:style-name="ce17"/>
          <table:table-cell table:style-name="ce24" table:formula="of:=COUNTIF([.I$3:.I24];&quot;R&quot;)/[.$A24]" office:value-type="float" office:value="0.272727272727273" calcext:value-type="float">
            <text:p>0,273</text:p>
          </table:table-cell>
          <table:table-cell table:style-name="ce28" table:formula="of:=COUNTIF([.I$3:.I24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/>
          <table:table-cell table:style-name="ce24" table:formula="of:=COUNTIF([.N$3:.N24];&quot;R&quot;)/[.$A24]" office:value-type="float" office:value="0.227272727272727" calcext:value-type="float">
            <text:p>0,227</text:p>
          </table:table-cell>
          <table:table-cell table:style-name="ce28" table:formula="of:=COUNTIF([.N$3:.N24];&quot;R&quot;)/COUNTIF([.N$3:.N$27];&quot;R&quot;)" office:value-type="float" office:value="0.714285714285714" calcext:value-type="float">
            <text:p>0,714</text:p>
          </table:table-cell>
          <table:table-cell table:number-columns-repeated="100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style-name="ce17"/>
          <table:table-cell table:style-name="ce24" table:formula="of:=COUNTIF([.D$3:.D25];&quot;R&quot;)/[.$A25]" office:value-type="float" office:value="0.260869565217391" calcext:value-type="float">
            <text:p>0,261</text:p>
          </table:table-cell>
          <table:table-cell table:style-name="ce28" table:formula="of:=COUNTIF([.D$3:.D25];&quot;R&quot;)/COUNTIF([.D$3:.D$27];&quot;R&quot;)" office:value-type="float" office:value="1" calcext:value-type="float">
            <text:p>1,000</text:p>
          </table:table-cell>
          <table:table-cell table:style-name="Default"/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4" table:formula="of:=COUNTIF([.I$3:.I25];&quot;R&quot;)/[.$A25]" office:value-type="float" office:value="0.260869565217391" calcext:value-type="float">
            <text:p>0,261</text:p>
          </table:table-cell>
          <table:table-cell table:style-name="ce28" table:formula="of:=COUNTIF([.I$3:.I25];&quot;R&quot;)/COUNTIF([.I$3:.I$27];&quot;R&quot;)" office:value-type="float" office:value="0.857142857142857" calcext:value-type="float">
            <text:p>0,857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24" table:formula="of:=COUNTIF([.N$3:.N25];&quot;R&quot;)/[.$A25]" office:value-type="float" office:value="0.260869565217391" calcext:value-type="float">
            <text:p>0,261</text:p>
          </table:table-cell>
          <table:table-cell table:style-name="ce28" table:formula="of:=COUNTIF([.N$3:.N25];&quot;R&quot;)/COUNTIF([.N$3:.N$27];&quot;R&quot;)" office:value-type="float" office:value="0.857142857142857" calcext:value-type="float">
            <text:p>0,857</text:p>
          </table:table-cell>
          <table:table-cell table:number-columns-repeated="100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style-name="ce17"/>
          <table:table-cell table:style-name="ce24" table:formula="of:=COUNTIF([.D$3:.D26];&quot;R&quot;)/[.$A26]" office:value-type="float" office:value="0.25" calcext:value-type="float">
            <text:p>0,250</text:p>
          </table:table-cell>
          <table:table-cell table:style-name="ce28" table:formula="of:=COUNTIF([.D$3:.D26];&quot;R&quot;)/COUNTIF([.D$3:.D$27];&quot;R&quot;)" office:value-type="float" office:value="1" calcext:value-type="float">
            <text:p>1,000</text:p>
          </table:table-cell>
          <table:table-cell table:style-name="Default"/>
          <table:table-cell table:style-name="ce10" office:value-type="float" office:value="25" calcext:value-type="float">
            <text:p>25</text:p>
          </table:table-cell>
          <table:table-cell table:style-name="ce17" office:value-type="string" calcext:value-type="string">
            <text:p>R</text:p>
          </table:table-cell>
          <table:table-cell table:style-name="ce24" table:formula="of:=COUNTIF([.I$3:.I26];&quot;R&quot;)/[.$A26]" office:value-type="float" office:value="0.291666666666667" calcext:value-type="float">
            <text:p>0,292</text:p>
          </table:table-cell>
          <table:table-cell table:style-name="ce28" table:formula="of:=COUNTIF([.I$3:.I26];&quot;R&quot;)/COUNTIF([.I$3:.I$27];&quot;R&quot;)" office:value-type="float" office:value="1" calcext:value-type="float">
            <text:p>1,000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/>
          <table:table-cell table:style-name="ce24" table:formula="of:=COUNTIF([.N$3:.N26];&quot;R&quot;)/[.$A26]" office:value-type="float" office:value="0.25" calcext:value-type="float">
            <text:p>0,250</text:p>
          </table:table-cell>
          <table:table-cell table:style-name="ce28" table:formula="of:=COUNTIF([.N$3:.N26];&quot;R&quot;)/COUNTIF([.N$3:.N$27];&quot;R&quot;)" office:value-type="float" office:value="0.857142857142857" calcext:value-type="float">
            <text:p>0,857</text:p>
          </table:table-cell>
          <table:table-cell table:number-columns-repeated="100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8"/>
          <table:table-cell table:style-name="ce25" table:formula="of:=COUNTIF([.D$3:.D27];&quot;R&quot;)/[.$A27]" office:value-type="float" office:value="0.24" calcext:value-type="float">
            <text:p>0,240</text:p>
          </table:table-cell>
          <table:table-cell table:style-name="ce29" table:formula="of:=COUNTIF([.D$3:.D27];&quot;R&quot;)/COUNTIF([.D$3:.D$27];&quot;R&quot;)" office:value-type="float" office:value="1" calcext:value-type="float">
            <text:p>1,000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25" table:formula="of:=COUNTIF([.I$3:.I27];&quot;R&quot;)/[.$A27]" office:value-type="float" office:value="0.28" calcext:value-type="float">
            <text:p>0,280</text:p>
          </table:table-cell>
          <table:table-cell table:style-name="ce29" table:formula="of:=COUNTIF([.I$3:.I27];&quot;R&quot;)/COUNTIF([.I$3:.I$27];&quot;R&quot;)" office:value-type="float" office:value="1" calcext:value-type="float">
            <text:p>1,00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42" office:value-type="string" calcext:value-type="string">
            <text:p>R</text:p>
          </table:table-cell>
          <table:table-cell table:style-name="ce25" table:formula="of:=COUNTIF([.N$3:.N27];&quot;R&quot;)/[.$A27]" office:value-type="float" office:value="0.28" calcext:value-type="float">
            <text:p>0,280</text:p>
          </table:table-cell>
          <table:table-cell table:style-name="ce29" table:formula="of:=COUNTIF([.N$3:.N27];&quot;R&quot;)/COUNTIF([.N$3:.N$27];&quot;R&quot;)" office:value-type="float" office:value="1" calcext:value-type="float">
            <text:p>1,000</text:p>
          </table:table-cell>
          <table:table-cell table:number-columns-repeated="1001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20"/>
          <table:covered-table-cell table:style-name="ce30"/>
          <table:table-cell table:style-name="Default"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number-columns-repeated="2" table:style-name="ce20"/>
          <table:covered-table-cell table:style-name="ce30"/>
          <table:table-cell table:style-name="Default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number-columns-repeated="2" table:style-name="ce20"/>
          <table:covered-table-cell table:style-name="ce30"/>
          <table:table-cell/>
          <table:table-cell table:style-name="ce43" office:value-type="string" calcext:value-type="string">
            <text:p>PROMEDIO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recision Media</text:p>
          </table:table-cell>
          <table:table-cell table:style-name="ce8"/>
          <table:table-cell table:style-name="ce13" table:formula="of:=AVERAGE([.E3];[.E4];[.E5];[.E9];[.E12];[.E24])" office:value-type="float" office:value="0.724025974025974" calcext:value-type="float" table:number-columns-spanned="4" table:number-rows-spanned="1">
            <text:p>0,724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J3];[.J5];[.J6];[.J7];[.J14];[.J17];[.J26])" office:value-type="float" office:value="0.617857142857143" calcext:value-type="float" table:number-columns-spanned="4" table:number-rows-spanned="1">
            <text:p>0,618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O4];[.O6];[.O15];[.O18];[.O20];[.O25];[.O27])" office:value-type="float" office:value="0.328488081966343" calcext:value-type="float" table:number-columns-spanned="4" table:number-rows-spanned="1">
            <text:p>0,328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0];[.H30];[.M30])" office:value-type="float" office:value="0.556790399616487" calcext:value-type="float">
            <text:p>0,557</text:p>
          </table:table-cell>
          <table:table-cell table:number-columns-repeated="999"/>
        </table:table-row>
        <table:table-row table:style-name="ro4">
          <table:table-cell table:style-name="ce6" office:value-type="string" calcext:value-type="string">
            <text:p>P @ 5</text:p>
          </table:table-cell>
          <table:table-cell/>
          <table:table-cell table:style-name="ce13" table:formula="of:=[.E7]" office:value-type="float" office:value="0.6" calcext:value-type="float" table:number-columns-spanned="4" table:number-rows-spanned="1">
            <text:p>0,6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7]" office:value-type="float" office:value="0.8" calcext:value-type="float" table:number-columns-spanned="4" table:number-rows-spanned="1">
            <text:p>0,8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7]" office:value-type="float" office:value="0.4" calcext:value-type="float" table:number-columns-spanned="4" table:number-rows-spanned="1">
            <text:p>0,4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1];[.H31];[.M31])" office:value-type="float" office:value="0.6" calcext:value-type="float">
            <text:p>0,600</text:p>
          </table:table-cell>
          <table:table-cell table:number-columns-repeated="999"/>
        </table:table-row>
        <table:table-row table:style-name="ro4">
          <table:table-cell table:style-name="ce6" office:value-type="string" calcext:value-type="string">
            <text:p>P @ 10</text:p>
          </table:table-cell>
          <table:table-cell/>
          <table:table-cell table:style-name="ce13" table:formula="of:=[.E12]" office:value-type="float" office:value="0.5" calcext:value-type="float" table:number-columns-spanned="4" table:number-rows-spanned="1">
            <text:p>0,5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12]" office:value-type="float" office:value="0.4" calcext:value-type="float" table:number-columns-spanned="4" table:number-rows-spanned="1">
            <text:p>0,4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12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2];[.H32];[.M32])" office:value-type="float" office:value="0.366666666666667" calcext:value-type="float">
            <text:p>0,367</text:p>
          </table:table-cell>
          <table:table-cell table:number-columns-repeated="999"/>
        </table:table-row>
        <table:table-row table:style-name="ro4">
          <table:table-cell table:style-name="ce7" office:value-type="string" calcext:value-type="string">
            <text:p>P @ 20</text:p>
          </table:table-cell>
          <table:table-cell table:style-name="ce8"/>
          <table:table-cell table:style-name="ce13" table:formula="of:=[.E22]" office:value-type="float" office:value="0.25" calcext:value-type="float" table:number-columns-spanned="4" table:number-rows-spanned="1">
            <text:p>0,25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J22]" office:value-type="float" office:value="0.3" calcext:value-type="float" table:number-columns-spanned="4" table:number-rows-spanned="1">
            <text:p>0,30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O22]" office:value-type="float" office:value="0.25" calcext:value-type="float" table:number-columns-spanned="4" table:number-rows-spanned="1">
            <text:p>0,250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3];[.H33];[.M33])" office:value-type="float" office:value="0.266666666666667" calcext:value-type="float">
            <text:p>0,267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Precision Media a Recall 20%</text:p>
          </table:table-cell>
          <table:table-cell/>
          <table:table-cell table:style-name="ce13" table:formula="of:=AVERAGE([.E3:.E4])" office:value-type="float" office:value="1" calcext:value-type="float" table:number-columns-spanned="4" table:number-rows-spanned="1">
            <text:p>1,000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3];[.J5])" office:value-type="float" office:value="0.833333333333333" calcext:value-type="float" table:number-columns-spanned="4" table:number-rows-spanned="1">
            <text:p>0,833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6])" office:value-type="float" office:value="0.5" calcext:value-type="float" table:number-columns-spanned="4" table:number-rows-spanned="1">
            <text:p>0,500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44" table:formula="of:=AVERAGE([.C34];[.H34];[.M34])" office:value-type="float" office:value="0.777777777777778" calcext:value-type="float">
            <text:p>0,778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Precision Media a Recall 40%</text:p>
          </table:table-cell>
          <table:table-cell/>
          <table:table-cell table:style-name="ce13" table:formula="of:=AVERAGE([.E3:.E5])" office:value-type="float" office:value="1" calcext:value-type="float" table:number-columns-spanned="4" table:number-rows-spanned="1">
            <text:p>1,000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3];[.J5];[.J6])" office:value-type="float" office:value="0.805555555555556" calcext:value-type="float" table:number-columns-spanned="4" table:number-rows-spanned="1">
            <text:p>0,806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6];[.O15])" office:value-type="float" office:value="0.41025641025641" calcext:value-type="float" table:number-columns-spanned="4" table:number-rows-spanned="1">
            <text:p>0,410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44" table:formula="of:=AVERAGE([.C35];[.H35];[.M35])" office:value-type="float" office:value="0.738603988603989" calcext:value-type="float">
            <text:p>0,739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Precision Media a Recall 60%</text:p>
          </table:table-cell>
          <table:table-cell/>
          <table:table-cell table:style-name="ce13" table:formula="of:=AVERAGE([.E3];[.E4];[.E5];[.E9])" office:value-type="float" office:value="0.892857142857143" calcext:value-type="float" table:number-columns-spanned="4" table:number-rows-spanned="1">
            <text:p>0,893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3];[.J5];[.J6];[.J14])" office:value-type="float" office:value="0.708333333333334" calcext:value-type="float" table:number-columns-spanned="4" table:number-rows-spanned="1">
            <text:p>0,708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6];[.O15];[.O18];[.O20])" office:value-type="float" office:value="0.351709401709402" calcext:value-type="float" table:number-columns-spanned="4" table:number-rows-spanned="1">
            <text:p>0,352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44" table:formula="of:=AVERAGE([.C36];[.H36];[.M36])" office:value-type="float" office:value="0.650966625966626" calcext:value-type="float">
            <text:p>0,651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Precision Media a Recall 80%</text:p>
          </table:table-cell>
          <table:table-cell/>
          <table:table-cell table:style-name="ce13" table:formula="of:=AVERAGE([.E3];[.E4];[.E5];[.E9];[.E12])" office:value-type="float" office:value="0.814285714285714" calcext:value-type="float" table:number-columns-spanned="4" table:number-rows-spanned="1">
            <text:p>0,814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J3];[.J5];[.J6];[.J7];[.J14];[.J17])" office:value-type="float" office:value="0.672222222222222" calcext:value-type="float" table:number-columns-spanned="4" table:number-rows-spanned="1">
            <text:p>0,672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O4];[.O6];[.O15];[.O18];[.O20];[.O25])" office:value-type="float" office:value="0.336569428960733" calcext:value-type="float" table:number-columns-spanned="4" table:number-rows-spanned="1">
            <text:p>0,337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45" table:formula="of:=AVERAGE([.C37];[.H37];[.M37])" office:value-type="float" office:value="0.607692455156223" calcext:value-type="float">
            <text:p>0,608</text:p>
          </table:table-cell>
          <table:table-cell table:number-columns-repeated="999"/>
        </table:table-row>
        <table:table-row table:style-name="ro4">
          <table:table-cell table:style-name="ce5"/>
          <table:table-cell table:style-name="ce8"/>
          <table:table-cell table:style-name="ce14" table:number-columns-spanned="4" table:number-rows-spanned="1"/>
          <table:covered-table-cell table:number-columns-repeated="3" table:style-name="ce21"/>
          <table:table-cell table:style-name="ce33"/>
          <table:table-cell table:style-name="ce14" table:number-columns-spanned="4" table:number-rows-spanned="1"/>
          <table:covered-table-cell table:number-columns-repeated="3" table:style-name="ce21"/>
          <table:table-cell table:style-name="ce33"/>
          <table:table-cell table:style-name="ce14" table:number-columns-spanned="4" table:number-rows-spanned="1"/>
          <table:covered-table-cell table:number-columns-repeated="3" table:style-name="ce21"/>
          <table:table-cell table:style-name="ce34"/>
          <table:table-cell table:style-name="ce46"/>
          <table:table-cell table:number-columns-repeated="999"/>
        </table:table-row>
        <table:table-row table:style-name="ro1" table:number-rows-repeated="17"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104852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RI B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ce10"/>
        <table:table-column table:style-name="co1" table:default-cell-style-name="ce17"/>
        <table:table-column table:style-name="co1" table:default-cell-style-name="ce24"/>
        <table:table-column table:style-name="co1" table:default-cell-style-name="ce28"/>
        <table:table-column table:style-name="co2" table:default-cell-style-name="Default"/>
        <table:table-column table:style-name="co1" table:default-cell-style-name="ce10"/>
        <table:table-column table:style-name="co1" table:default-cell-style-name="ce17"/>
        <table:table-column table:style-name="co1" table:default-cell-style-name="ce24"/>
        <table:table-column table:style-name="co1" table:default-cell-style-name="ce28"/>
        <table:table-column table:style-name="co2" table:default-cell-style-name="ce12"/>
        <table:table-column table:style-name="co1" table:default-cell-style-name="ce10"/>
        <table:table-column table:style-name="co1" table:default-cell-style-name="ce19"/>
        <table:table-column table:style-name="co1" table:default-cell-style-name="ce24"/>
        <table:table-column table:style-name="co1" table:default-cell-style-name="ce28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1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style-name="ce37"/>
          <table:covered-table-cell table:style-name="ce38"/>
          <table:covered-table-cell table:style-name="ce39"/>
          <table:table-cell table:style-name="ce40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style-name="ce41"/>
          <table:covered-table-cell table:style-name="ce38"/>
          <table:covered-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>
            <text:p>Posicion</text:p>
          </table:table-cell>
          <table:table-cell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40"/>
          <table:table-cell table:style-name="ce9" office:value-type="string" calcext:value-type="string">
            <text:p>Documento</text:p>
          </table:table-cell>
          <table:table-cell table:style-name="ce16" office:value-type="string" calcext:value-type="string">
            <text:p>Relevante</text:p>
          </table:table-cell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D$3:.D3];&quot;R&quot;)/[.$A3]" office:value-type="float" office:value="0" calcext:value-type="float">
            <text:p>0,000</text:p>
          </table:table-cell>
          <table:table-cell table:formula="of:=COUNTIF([.D$3:.D3];&quot;R&quot;)/COUNTIF([.D$3:.D$27];&quot;R&quot;)" office:value-type="float" office:value="0" calcext:value-type="float">
            <text:p>0,00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UNTIF([.I$3:.I3];&quot;R&quot;)/[.$A3]" office:value-type="float" office:value="0" calcext:value-type="float">
            <text:p>0,000</text:p>
          </table:table-cell>
          <table:table-cell table:formula="of:=COUNTIF([.I$3:.I3];&quot;R&quot;)/COUNTIF([.I$3:.I$27];&quot;R&quot;)" office:value-type="float" office:value="0" calcext:value-type="float">
            <text:p>0,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UNTIF([.N$3:.N3];&quot;R&quot;)/[.$A3]" office:value-type="float" office:value="0" calcext:value-type="float">
            <text:p>0,000</text:p>
          </table:table-cell>
          <table:table-cell table:formula="of:=COUNTIF([.N$3:.N3];&quot;R&quot;)/COUNTIF([.N$3:.N$27];&quot;R&quot;)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UNTIF([.D$3:.D4];&quot;R&quot;)/[.$A4]" office:value-type="float" office:value="0" calcext:value-type="float">
            <text:p>0,000</text:p>
          </table:table-cell>
          <table:table-cell table:formula="of:=COUNTIF([.D$3:.D4];&quot;R&quot;)/COUNTIF([.D$3:.D$27];&quot;R&quot;)" office:value-type="float" office:value="0" calcext:value-type="float">
            <text:p>0,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formula="of:=COUNTIF([.I$3:.I4];&quot;R&quot;)/[.$A4]" office:value-type="float" office:value="0.5" calcext:value-type="float">
            <text:p>0,500</text:p>
          </table:table-cell>
          <table:table-cell table:formula="of:=COUNTIF([.I$3:.I4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table:formula="of:=COUNTIF([.N$3:.N4];&quot;R&quot;)/[.$A4]" office:value-type="float" office:value="0.5" calcext:value-type="float">
            <text:p>0,500</text:p>
          </table:table-cell>
          <table:table-cell table:formula="of:=COUNTIF([.N$3:.N4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UNTIF([.D$3:.D5];&quot;R&quot;)/[.$A5]" office:value-type="float" office:value="0" calcext:value-type="float">
            <text:p>0,000</text:p>
          </table:table-cell>
          <table:table-cell table:formula="of:=COUNTIF([.D$3:.D5];&quot;R&quot;)/COUNTIF([.D$3:.D$27];&quot;R&quot;)" office:value-type="float" office:value="0" calcext:value-type="float">
            <text:p>0,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UNTIF([.I$3:.I5];&quot;R&quot;)/[.$A5]" office:value-type="float" office:value="0.333333333333333" calcext:value-type="float">
            <text:p>0,333</text:p>
          </table:table-cell>
          <table:table-cell table:formula="of:=COUNTIF([.I$3:.I5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N$3:.N5];&quot;R&quot;)/[.$A5]" office:value-type="float" office:value="0.333333333333333" calcext:value-type="float">
            <text:p>0,333</text:p>
          </table:table-cell>
          <table:table-cell table:formula="of:=COUNTIF([.N$3:.N5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UNTIF([.D$3:.D6];&quot;R&quot;)/[.$A6]" office:value-type="float" office:value="0" calcext:value-type="float">
            <text:p>0,000</text:p>
          </table:table-cell>
          <table:table-cell table:formula="of:=COUNTIF([.D$3:.D6];&quot;R&quot;)/COUNTIF([.D$3:.D$27];&quot;R&quot;)" office:value-type="float" office:value="0" calcext:value-type="float">
            <text:p>0,00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I$3:.I6];&quot;R&quot;)/[.$A6]" office:value-type="float" office:value="0.25" calcext:value-type="float">
            <text:p>0,250</text:p>
          </table:table-cell>
          <table:table-cell table:formula="of:=COUNTIF([.I$3:.I6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N$3:.N6];&quot;R&quot;)/[.$A6]" office:value-type="float" office:value="0.25" calcext:value-type="float">
            <text:p>0,250</text:p>
          </table:table-cell>
          <table:table-cell table:formula="of:=COUNTIF([.N$3:.N6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COUNTIF([.D$3:.D7];&quot;R&quot;)/[.$A7]" office:value-type="float" office:value="0.2" calcext:value-type="float">
            <text:p>0,200</text:p>
          </table:table-cell>
          <table:table-cell table:formula="of:=COUNTIF([.D$3:.D7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UNTIF([.I$3:.I7];&quot;R&quot;)/[.$A7]" office:value-type="float" office:value="0.2" calcext:value-type="float">
            <text:p>0,200</text:p>
          </table:table-cell>
          <table:table-cell table:formula="of:=COUNTIF([.I$3:.I7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COUNTIF([.N$3:.N7];&quot;R&quot;)/[.$A7]" office:value-type="float" office:value="0.4" calcext:value-type="float">
            <text:p>0,400</text:p>
          </table:table-cell>
          <table:table-cell table:formula="of:=COUNTIF([.N$3:.N7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UNTIF([.D$3:.D8];&quot;R&quot;)/[.$A8]" office:value-type="float" office:value="0.166666666666667" calcext:value-type="float">
            <text:p>0,167</text:p>
          </table:table-cell>
          <table:table-cell table:formula="of:=COUNTIF([.D$3:.D8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UNTIF([.I$3:.I8];&quot;R&quot;)/[.$A8]" office:value-type="float" office:value="0.166666666666667" calcext:value-type="float">
            <text:p>0,167</text:p>
          </table:table-cell>
          <table:table-cell table:formula="of:=COUNTIF([.I$3:.I8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UNTIF([.N$3:.N8];&quot;R&quot;)/[.$A8]" office:value-type="float" office:value="0.333333333333333" calcext:value-type="float">
            <text:p>0,333</text:p>
          </table:table-cell>
          <table:table-cell table:formula="of:=COUNTIF([.N$3:.N8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UNTIF([.D$3:.D9];&quot;R&quot;)/[.$A9]" office:value-type="float" office:value="0.142857142857143" calcext:value-type="float">
            <text:p>0,143</text:p>
          </table:table-cell>
          <table:table-cell table:formula="of:=COUNTIF([.D$3:.D9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UNTIF([.I$3:.I9];&quot;R&quot;)/[.$A9]" office:value-type="float" office:value="0.142857142857143" calcext:value-type="float">
            <text:p>0,143</text:p>
          </table:table-cell>
          <table:table-cell table:formula="of:=COUNTIF([.I$3:.I9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UNTIF([.N$3:.N9];&quot;R&quot;)/[.$A9]" office:value-type="float" office:value="0.285714285714286" calcext:value-type="float">
            <text:p>0,286</text:p>
          </table:table-cell>
          <table:table-cell table:formula="of:=COUNTIF([.N$3:.N9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COUNTIF([.D$3:.D10];&quot;R&quot;)/[.$A10]" office:value-type="float" office:value="0.25" calcext:value-type="float">
            <text:p>0,250</text:p>
          </table:table-cell>
          <table:table-cell table:formula="of:=COUNTIF([.D$3:.D10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COUNTIF([.I$3:.I10];&quot;R&quot;)/[.$A10]" office:value-type="float" office:value="0.25" calcext:value-type="float">
            <text:p>0,250</text:p>
          </table:table-cell>
          <table:table-cell table:formula="of:=COUNTIF([.I$3:.I10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UNTIF([.N$3:.N10];&quot;R&quot;)/[.$A10]" office:value-type="float" office:value="0.25" calcext:value-type="float">
            <text:p>0,250</text:p>
          </table:table-cell>
          <table:table-cell table:formula="of:=COUNTIF([.N$3:.N10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UNTIF([.D$3:.D11];&quot;R&quot;)/[.$A11]" office:value-type="float" office:value="0.222222222222222" calcext:value-type="float">
            <text:p>0,222</text:p>
          </table:table-cell>
          <table:table-cell table:formula="of:=COUNTIF([.D$3:.D11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I$3:.I11];&quot;R&quot;)/[.$A11]" office:value-type="float" office:value="0.222222222222222" calcext:value-type="float">
            <text:p>0,222</text:p>
          </table:table-cell>
          <table:table-cell table:formula="of:=COUNTIF([.I$3:.I11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N$3:.N11];&quot;R&quot;)/[.$A11]" office:value-type="float" office:value="0.222222222222222" calcext:value-type="float">
            <text:p>0,222</text:p>
          </table:table-cell>
          <table:table-cell table:formula="of:=COUNTIF([.N$3:.N11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UNTIF([.D$3:.D12];&quot;R&quot;)/[.$A12]" office:value-type="float" office:value="0.2" calcext:value-type="float">
            <text:p>0,200</text:p>
          </table:table-cell>
          <table:table-cell table:formula="of:=COUNTIF([.D$3:.D12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I$3:.I12];&quot;R&quot;)/[.$A12]" office:value-type="float" office:value="0.2" calcext:value-type="float">
            <text:p>0,200</text:p>
          </table:table-cell>
          <table:table-cell table:formula="of:=COUNTIF([.I$3:.I12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UNTIF([.N$3:.N12];&quot;R&quot;)/[.$A12]" office:value-type="float" office:value="0.3" calcext:value-type="float">
            <text:p>0,300</text:p>
          </table:table-cell>
          <table:table-cell table:formula="of:=COUNTIF([.N$3:.N12];&quot;R&quot;)/COUNTIF([.N$3:.N$27];&quot;R&quot;)" office:value-type="float" office:value="0.428571428571429" calcext:value-type="float">
            <text:p>0,4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UNTIF([.D$3:.D13];&quot;R&quot;)/[.$A13]" office:value-type="float" office:value="0.181818181818182" calcext:value-type="float">
            <text:p>0,182</text:p>
          </table:table-cell>
          <table:table-cell table:formula="of:=COUNTIF([.D$3:.D13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UNTIF([.I$3:.I13];&quot;R&quot;)/[.$A13]" office:value-type="float" office:value="0.181818181818182" calcext:value-type="float">
            <text:p>0,182</text:p>
          </table:table-cell>
          <table:table-cell table:formula="of:=COUNTIF([.I$3:.I13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UNTIF([.N$3:.N13];&quot;R&quot;)/[.$A13]" office:value-type="float" office:value="0.272727272727273" calcext:value-type="float">
            <text:p>0,273</text:p>
          </table:table-cell>
          <table:table-cell table:formula="of:=COUNTIF([.N$3:.N13];&quot;R&quot;)/COUNTIF([.N$3:.N$27];&quot;R&quot;)" office:value-type="float" office:value="0.428571428571429" calcext:value-type="float">
            <text:p>0,4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UNTIF([.D$3:.D14];&quot;R&quot;)/[.$A14]" office:value-type="float" office:value="0.166666666666667" calcext:value-type="float">
            <text:p>0,167</text:p>
          </table:table-cell>
          <table:table-cell table:formula="of:=COUNTIF([.D$3:.D14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COUNTIF([.I$3:.I14];&quot;R&quot;)/[.$A14]" office:value-type="float" office:value="0.25" calcext:value-type="float">
            <text:p>0,250</text:p>
          </table:table-cell>
          <table:table-cell table:formula="of:=COUNTIF([.I$3:.I14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UNTIF([.N$3:.N14];&quot;R&quot;)/[.$A14]" office:value-type="float" office:value="0.25" calcext:value-type="float">
            <text:p>0,250</text:p>
          </table:table-cell>
          <table:table-cell table:formula="of:=COUNTIF([.N$3:.N14];&quot;R&quot;)/COUNTIF([.N$3:.N$27];&quot;R&quot;)" office:value-type="float" office:value="0.428571428571429" calcext:value-type="float">
            <text:p>0,4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UNTIF([.D$3:.D15];&quot;R&quot;)/[.$A15]" office:value-type="float" office:value="0.153846153846154" calcext:value-type="float">
            <text:p>0,154</text:p>
          </table:table-cell>
          <table:table-cell table:formula="of:=COUNTIF([.D$3:.D15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I$3:.I15];&quot;R&quot;)/[.$A15]" office:value-type="float" office:value="0.230769230769231" calcext:value-type="float">
            <text:p>0,231</text:p>
          </table:table-cell>
          <table:table-cell table:formula="of:=COUNTIF([.I$3:.I15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formula="of:=COUNTIF([.N$3:.N15];&quot;R&quot;)/[.$A15]" office:value-type="float" office:value="0.307692307692308" calcext:value-type="float">
            <text:p>0,308</text:p>
          </table:table-cell>
          <table:table-cell table:formula="of:=COUNTIF([.N$3:.N15];&quot;R&quot;)/COUNTIF([.N$3:.N$27];&quot;R&quot;)" office:value-type="float" office:value="0.571428571428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formula="of:=COUNTIF([.D$3:.D16];&quot;R&quot;)/[.$A16]" office:value-type="float" office:value="0.214285714285714" calcext:value-type="float">
            <text:p>0,214</text:p>
          </table:table-cell>
          <table:table-cell table:formula="of:=COUNTIF([.D$3:.D16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UNTIF([.I$3:.I16];&quot;R&quot;)/[.$A16]" office:value-type="float" office:value="0.214285714285714" calcext:value-type="float">
            <text:p>0,214</text:p>
          </table:table-cell>
          <table:table-cell table:formula="of:=COUNTIF([.I$3:.I16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UNTIF([.N$3:.N16];&quot;R&quot;)/[.$A16]" office:value-type="float" office:value="0.285714285714286" calcext:value-type="float">
            <text:p>0,286</text:p>
          </table:table-cell>
          <table:table-cell table:formula="of:=COUNTIF([.N$3:.N16];&quot;R&quot;)/COUNTIF([.N$3:.N$27];&quot;R&quot;)" office:value-type="float" office:value="0.571428571428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D$3:.D17];&quot;R&quot;)/[.$A17]" office:value-type="float" office:value="0.2" calcext:value-type="float">
            <text:p>0,200</text:p>
          </table:table-cell>
          <table:table-cell table:formula="of:=COUNTIF([.D$3:.D17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I$3:.I17];&quot;R&quot;)/[.$A17]" office:value-type="float" office:value="0.2" calcext:value-type="float">
            <text:p>0,200</text:p>
          </table:table-cell>
          <table:table-cell table:formula="of:=COUNTIF([.I$3:.I17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UNTIF([.N$3:.N17];&quot;R&quot;)/[.$A17]" office:value-type="float" office:value="0.266666666666667" calcext:value-type="float">
            <text:p>0,267</text:p>
          </table:table-cell>
          <table:table-cell table:formula="of:=COUNTIF([.N$3:.N17];&quot;R&quot;)/COUNTIF([.N$3:.N$27];&quot;R&quot;)" office:value-type="float" office:value="0.571428571428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D$3:.D18];&quot;R&quot;)/[.$A18]" office:value-type="float" office:value="0.1875" calcext:value-type="float">
            <text:p>0,188</text:p>
          </table:table-cell>
          <table:table-cell table:formula="of:=COUNTIF([.D$3:.D18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I$3:.I18];&quot;R&quot;)/[.$A18]" office:value-type="float" office:value="0.1875" calcext:value-type="float">
            <text:p>0,188</text:p>
          </table:table-cell>
          <table:table-cell table:formula="of:=COUNTIF([.I$3:.I18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COUNTIF([.N$3:.N18];&quot;R&quot;)/[.$A18]" office:value-type="float" office:value="0.3125" calcext:value-type="float">
            <text:p>0,313</text:p>
          </table:table-cell>
          <table:table-cell table:formula="of:=COUNTIF([.N$3:.N18];&quot;R&quot;)/COUNTIF([.N$3:.N$27];&quot;R&quot;)" office:value-type="float" office:value="0.714285714285714" calcext:value-type="float">
            <text:p>0,7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D$3:.D19];&quot;R&quot;)/[.$A19]" office:value-type="float" office:value="0.176470588235294" calcext:value-type="float">
            <text:p>0,176</text:p>
          </table:table-cell>
          <table:table-cell table:formula="of:=COUNTIF([.D$3:.D19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UNTIF([.I$3:.I19];&quot;R&quot;)/[.$A19]" office:value-type="float" office:value="0.176470588235294" calcext:value-type="float">
            <text:p>0,176</text:p>
          </table:table-cell>
          <table:table-cell table:formula="of:=COUNTIF([.I$3:.I19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UNTIF([.N$3:.N19];&quot;R&quot;)/[.$A19]" office:value-type="float" office:value="0.294117647058823" calcext:value-type="float">
            <text:p>0,294</text:p>
          </table:table-cell>
          <table:table-cell table:formula="of:=COUNTIF([.N$3:.N19];&quot;R&quot;)/COUNTIF([.N$3:.N$27];&quot;R&quot;)" office:value-type="float" office:value="0.714285714285714" calcext:value-type="float">
            <text:p>0,7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UNTIF([.D$3:.D20];&quot;R&quot;)/[.$A20]" office:value-type="float" office:value="0.166666666666667" calcext:value-type="float">
            <text:p>0,167</text:p>
          </table:table-cell>
          <table:table-cell table:formula="of:=COUNTIF([.D$3:.D20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formula="of:=COUNTIF([.I$3:.I20];&quot;R&quot;)/[.$A20]" office:value-type="float" office:value="0.222222222222222" calcext:value-type="float">
            <text:p>0,222</text:p>
          </table:table-cell>
          <table:table-cell table:formula="of:=COUNTIF([.I$3:.I20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N$3:.N20];&quot;R&quot;)/[.$A20]" office:value-type="float" office:value="0.277777777777778" calcext:value-type="float">
            <text:p>0,278</text:p>
          </table:table-cell>
          <table:table-cell table:formula="of:=COUNTIF([.N$3:.N20];&quot;R&quot;)/COUNTIF([.N$3:.N$27];&quot;R&quot;)" office:value-type="float" office:value="0.714285714285714" calcext:value-type="float">
            <text:p>0,7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formula="of:=COUNTIF([.D$3:.D21];&quot;R&quot;)/[.$A21]" office:value-type="float" office:value="0.210526315789474" calcext:value-type="float">
            <text:p>0,211</text:p>
          </table:table-cell>
          <table:table-cell table:formula="of:=COUNTIF([.D$3:.D21];&quot;R&quot;)/COUNTIF([.D$3:.D$27];&quot;R&quot;)" office:value-type="float" office:value="0.666666666666667" calcext:value-type="float">
            <text:p>0,66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UNTIF([.I$3:.I21];&quot;R&quot;)/[.$A21]" office:value-type="float" office:value="0.210526315789474" calcext:value-type="float">
            <text:p>0,211</text:p>
          </table:table-cell>
          <table:table-cell table:formula="of:=COUNTIF([.I$3:.I21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formula="of:=COUNTIF([.N$3:.N21];&quot;R&quot;)/[.$A21]" office:value-type="float" office:value="0.31578947368421" calcext:value-type="float">
            <text:p>0,316</text:p>
          </table:table-cell>
          <table:table-cell table:formula="of:=COUNTIF([.N$3:.N21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formula="of:=COUNTIF([.D$3:.D22];&quot;R&quot;)/[.$A22]" office:value-type="float" office:value="0.25" calcext:value-type="float">
            <text:p>0,250</text:p>
          </table:table-cell>
          <table:table-cell table:formula="of:=COUNTIF([.D$3:.D22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UNTIF([.I$3:.I22];&quot;R&quot;)/[.$A22]" office:value-type="float" office:value="0.2" calcext:value-type="float">
            <text:p>0,200</text:p>
          </table:table-cell>
          <table:table-cell table:formula="of:=COUNTIF([.I$3:.I22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UNTIF([.N$3:.N22];&quot;R&quot;)/[.$A22]" office:value-type="float" office:value="0.3" calcext:value-type="float">
            <text:p>0,300</text:p>
          </table:table-cell>
          <table:table-cell table:formula="of:=COUNTIF([.N$3:.N22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UNTIF([.D$3:.D23];&quot;R&quot;)/[.$A23]" office:value-type="float" office:value="0.238095238095238" calcext:value-type="float">
            <text:p>0,238</text:p>
          </table:table-cell>
          <table:table-cell table:formula="of:=COUNTIF([.D$3:.D23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UNTIF([.I$3:.I23];&quot;R&quot;)/[.$A23]" office:value-type="float" office:value="0.238095238095238" calcext:value-type="float">
            <text:p>0,238</text:p>
          </table:table-cell>
          <table:table-cell table:formula="of:=COUNTIF([.I$3:.I23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UNTIF([.N$3:.N23];&quot;R&quot;)/[.$A23]" office:value-type="float" office:value="0.285714285714286" calcext:value-type="float">
            <text:p>0,286</text:p>
          </table:table-cell>
          <table:table-cell table:formula="of:=COUNTIF([.N$3:.N23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D$3:.D24];&quot;R&quot;)/[.$A24]" office:value-type="float" office:value="0.227272727272727" calcext:value-type="float">
            <text:p>0,227</text:p>
          </table:table-cell>
          <table:table-cell table:formula="of:=COUNTIF([.D$3:.D24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UNTIF([.I$3:.I24];&quot;R&quot;)/[.$A24]" office:value-type="float" office:value="0.227272727272727" calcext:value-type="float">
            <text:p>0,227</text:p>
          </table:table-cell>
          <table:table-cell table:formula="of:=COUNTIF([.I$3:.I24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N$3:.N24];&quot;R&quot;)/[.$A24]" office:value-type="float" office:value="0.272727272727273" calcext:value-type="float">
            <text:p>0,273</text:p>
          </table:table-cell>
          <table:table-cell table:formula="of:=COUNTIF([.N$3:.N24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UNTIF([.D$3:.D25];&quot;R&quot;)/[.$A25]" office:value-type="float" office:value="0.217391304347826" calcext:value-type="float">
            <text:p>0,217</text:p>
          </table:table-cell>
          <table:table-cell table:formula="of:=COUNTIF([.D$3:.D25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formula="of:=COUNTIF([.I$3:.I25];&quot;R&quot;)/[.$A25]" office:value-type="float" office:value="0.260869565217391" calcext:value-type="float">
            <text:p>0,261</text:p>
          </table:table-cell>
          <table:table-cell table:formula="of:=COUNTIF([.I$3:.I25];&quot;R&quot;)/COUNTIF([.I$3:.I$27];&quot;R&quot;)" office:value-type="float" office:value="0.857142857142857" calcext:value-type="float">
            <text:p>0,8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COUNTIF([.N$3:.N25];&quot;R&quot;)/[.$A25]" office:value-type="float" office:value="0.304347826086957" calcext:value-type="float">
            <text:p>0,304</text:p>
          </table:table-cell>
          <table:table-cell table:formula="of:=COUNTIF([.N$3:.N25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formula="of:=COUNTIF([.D$3:.D26];&quot;R&quot;)/[.$A26]" office:value-type="float" office:value="0.25" calcext:value-type="float">
            <text:p>0,250</text:p>
          </table:table-cell>
          <table:table-cell table:formula="of:=COUNTIF([.D$3:.D26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table:formula="of:=COUNTIF([.I$3:.I26];&quot;R&quot;)/[.$A26]" office:value-type="float" office:value="0.291666666666667" calcext:value-type="float">
            <text:p>0,292</text:p>
          </table:table-cell>
          <table:table-cell table:formula="of:=COUNTIF([.I$3:.I26];&quot;R&quot;)/COUNTIF([.I$3:.I$27];&quot;R&quot;)" office:value-type="float" office:value="1" calcext:value-type="float">
            <text:p>1,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N$3:.N26];&quot;R&quot;)/[.$A26]" office:value-type="float" office:value="0.291666666666667" calcext:value-type="float">
            <text:p>0,292</text:p>
          </table:table-cell>
          <table:table-cell table:formula="of:=COUNTIF([.N$3:.N26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8"/>
          <table:table-cell table:style-name="ce25" table:formula="of:=COUNTIF([.D$3:.D27];&quot;R&quot;)/[.$A27]" office:value-type="float" office:value="0.24" calcext:value-type="float">
            <text:p>0,240</text:p>
          </table:table-cell>
          <table:table-cell table:style-name="ce29" table:formula="of:=COUNTIF([.D$3:.D27];&quot;R&quot;)/COUNTIF([.D$3:.D$27];&quot;R&quot;)" office:value-type="float" office:value="1" calcext:value-type="float">
            <text:p>1,000</text:p>
          </table:table-cell>
          <table:table-cell/>
          <table:table-cell table:style-name="ce11" office:value-type="float" office:value="24" calcext:value-type="float">
            <text:p>24</text:p>
          </table:table-cell>
          <table:table-cell table:style-name="ce18"/>
          <table:table-cell table:style-name="ce25" table:formula="of:=COUNTIF([.I$3:.I27];&quot;R&quot;)/[.$A27]" office:value-type="float" office:value="0.28" calcext:value-type="float">
            <text:p>0,280</text:p>
          </table:table-cell>
          <table:table-cell table:style-name="ce29" table:formula="of:=COUNTIF([.I$3:.I27];&quot;R&quot;)/COUNTIF([.I$3:.I$27];&quot;R&quot;)" office:value-type="float" office:value="1" calcext:value-type="float">
            <text:p>1,000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42"/>
          <table:table-cell table:style-name="ce25" table:formula="of:=COUNTIF([.N$3:.N27];&quot;R&quot;)/[.$A27]" office:value-type="float" office:value="0.28" calcext:value-type="float">
            <text:p>0,280</text:p>
          </table:table-cell>
          <table:table-cell table:style-name="ce29" table:formula="of:=COUNTIF([.N$3:.N27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20"/>
          <table:covered-table-cell table:style-name="ce30"/>
          <table:table-cell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number-columns-repeated="2" table:style-name="ce20"/>
          <table:covered-table-cell table:style-name="ce30"/>
          <table:table-cell table:style-name="Default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number-columns-repeated="2" table:style-name="ce20"/>
          <table:covered-table-cell table:style-name="ce30"/>
          <table:table-cell table:style-name="ce12"/>
          <table:table-cell table:style-name="ce43" office:value-type="string" calcext:value-type="string">
            <text:p>PROMEDIO</text:p>
          </table:table-cell>
        </table:table-row>
        <table:table-row table:style-name="ro3">
          <table:table-cell table:style-name="ce5" office:value-type="string" calcext:value-type="string">
            <text:p>Precision Media</text:p>
          </table:table-cell>
          <table:table-cell table:style-name="ce8"/>
          <table:table-cell table:style-name="ce13" table:formula="of:=AVERAGE([.E7];[.E10];[.E16];[.E21];[.E22];[.E26])" office:value-type="float" office:value="0.229135338345865" calcext:value-type="float" table:number-columns-spanned="4" table:number-rows-spanned="1">
            <text:p>0,229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J4];[.J10];[.J14];[.J20];[.J23];[.J25];[.J26])" office:value-type="float" office:value="0.28755052745736" calcext:value-type="float" table:number-columns-spanned="4" table:number-rows-spanned="1">
            <text:p>0,288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O4];[.O7];[.O12];[.O15];[.O18];[.O21];[.O25])" office:value-type="float" office:value="0.348618515351925" calcext:value-type="float" table:number-columns-spanned="4" table:number-rows-spanned="1">
            <text:p>0,349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0];[.H30];[.M30])" office:value-type="float" office:value="0.288434793718383" calcext:value-type="float">
            <text:p>0,288</text:p>
          </table:table-cell>
        </table:table-row>
        <table:table-row table:style-name="ro4">
          <table:table-cell table:style-name="ce6" office:value-type="string" calcext:value-type="string">
            <text:p>P @ 5</text:p>
          </table:table-cell>
          <table:table-cell/>
          <table:table-cell table:style-name="ce13" table:formula="of:=[.E7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7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7]" office:value-type="float" office:value="0.4" calcext:value-type="float" table:number-columns-spanned="4" table:number-rows-spanned="1">
            <text:p>0,4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1];[.H31];[.M31])" office:value-type="float" office:value="0.266666666666667" calcext:value-type="float">
            <text:p>0,267</text:p>
          </table:table-cell>
        </table:table-row>
        <table:table-row table:style-name="ro4">
          <table:table-cell table:style-name="ce6" office:value-type="string" calcext:value-type="string">
            <text:p>P @ 10</text:p>
          </table:table-cell>
          <table:table-cell/>
          <table:table-cell table:style-name="ce13" table:formula="of:=[.E12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12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12]" office:value-type="float" office:value="0.3" calcext:value-type="float" table:number-columns-spanned="4" table:number-rows-spanned="1">
            <text:p>0,3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2];[.H32];[.M32])" office:value-type="float" office:value="0.233333333333333" calcext:value-type="float">
            <text:p>0,233</text:p>
          </table:table-cell>
        </table:table-row>
        <table:table-row table:style-name="ro4">
          <table:table-cell table:style-name="ce7" office:value-type="string" calcext:value-type="string">
            <text:p>P @ 20</text:p>
          </table:table-cell>
          <table:table-cell table:style-name="ce8"/>
          <table:table-cell table:style-name="ce13" table:formula="of:=[.E22]" office:value-type="float" office:value="0.25" calcext:value-type="float" table:number-columns-spanned="4" table:number-rows-spanned="1">
            <text:p>0,25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J22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O22]" office:value-type="float" office:value="0.3" calcext:value-type="float" table:number-columns-spanned="4" table:number-rows-spanned="1">
            <text:p>0,300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3];[.H33];[.M33])" office:value-type="float" office:value="0.25" calcext:value-type="float">
            <text:p>0,250</text:p>
          </table:table-cell>
        </table:table-row>
        <table:table-row table:style-name="ro5">
          <table:table-cell table:style-name="ce5" office:value-type="string" calcext:value-type="string">
            <text:p>Precision Media a Recall 20%</text:p>
          </table:table-cell>
          <table:table-cell/>
          <table:table-cell table:style-name="ce13" table:formula="of:=AVERAGE([.E7];[.E10])" office:value-type="float" office:value="0.225" calcext:value-type="float" table:number-columns-spanned="4" table:number-rows-spanned="1">
            <text:p>0,225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10])" office:value-type="float" office:value="0.375" calcext:value-type="float" table:number-columns-spanned="4" table:number-rows-spanned="1">
            <text:p>0,375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7])" office:value-type="float" office:value="0.45" calcext:value-type="float" table:number-columns-spanned="4" table:number-rows-spanned="1">
            <text:p>0,450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4];[.H34];[.M34])" office:value-type="float" office:value="0.35" calcext:value-type="float">
            <text:p>0,350</text:p>
          </table:table-cell>
        </table:table-row>
        <table:table-row table:style-name="ro6">
          <table:table-cell table:style-name="ce5" office:value-type="string" calcext:value-type="string">
            <text:p>Precision Media a Recall 40%</text:p>
          </table:table-cell>
          <table:table-cell/>
          <table:table-cell table:style-name="ce13" table:formula="of:=AVERAGE([.E7];[.E10];[.E16])" office:value-type="float" office:value="0.221428571428571" calcext:value-type="float" table:number-columns-spanned="4" table:number-rows-spanned="1">
            <text:p>0,221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10];[.J14])" office:value-type="float" office:value="0.333333333333333" calcext:value-type="float" table:number-columns-spanned="4" table:number-rows-spanned="1">
            <text:p>0,333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7];[.O12])" office:value-type="float" office:value="0.4" calcext:value-type="float" table:number-columns-spanned="4" table:number-rows-spanned="1">
            <text:p>0,400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5];[.H35];[.M35])" office:value-type="float" office:value="0.318253968253968" calcext:value-type="float">
            <text:p>0,318</text:p>
          </table:table-cell>
        </table:table-row>
        <table:table-row table:style-name="ro5">
          <table:table-cell table:style-name="ce5" office:value-type="string" calcext:value-type="string">
            <text:p>Precision Media a Recall 60%</text:p>
          </table:table-cell>
          <table:table-cell/>
          <table:table-cell table:style-name="ce13" table:formula="of:=AVERAGE([.E7];[.E10];[.E16];[.E21])" office:value-type="float" office:value="0.218703007518797" calcext:value-type="float" table:number-columns-spanned="4" table:number-rows-spanned="1">
            <text:p>0,219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10];[.J14];[.J20];[.J23])" office:value-type="float" office:value="0.292063492063492" calcext:value-type="float" table:number-columns-spanned="4" table:number-rows-spanned="1">
            <text:p>0,292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4];[.O7];[.O12];[.O15];[.O18])" office:value-type="float" office:value="0.364038461538462" calcext:value-type="float" table:number-columns-spanned="4" table:number-rows-spanned="1">
            <text:p>0,364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6];[.H36];[.M36])" office:value-type="float" office:value="0.291601653706917" calcext:value-type="float">
            <text:p>0,292</text:p>
          </table:table-cell>
        </table:table-row>
        <table:table-row table:style-name="ro5">
          <table:table-cell table:style-name="ce5" office:value-type="string" calcext:value-type="string">
            <text:p>Precision Media a Recall 80%</text:p>
          </table:table-cell>
          <table:table-cell/>
          <table:table-cell table:style-name="ce36" table:formula="of:=AVERAGE([.E7];[.E10];[.E16];[.E21];[.E22])" office:value-type="float" office:value="0.224962406015038" calcext:value-type="float" table:number-columns-spanned="4" table:number-rows-spanned="1">
            <text:p>0,225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J4];[.J10];[.J14];[.J20];[.J23];[.J25])" office:value-type="float" office:value="0.286864504255808" calcext:value-type="float" table:number-columns-spanned="4" table:number-rows-spanned="1">
            <text:p>0,287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O4];[.O7];[.O12];[.O15];[.O18];[.O21])" office:value-type="float" office:value="0.355996963562753" calcext:value-type="float" table:number-columns-spanned="4" table:number-rows-spanned="1">
            <text:p>0,356</text:p>
          </table:table-cell>
          <table:covered-table-cell table:number-columns-repeated="2" table:style-name="ce23"/>
          <table:covered-table-cell table:style-name="ce32"/>
          <table:table-cell table:style-name="ce47"/>
          <table:table-cell table:style-name="ce45" table:formula="of:=AVERAGE([.C37];[.H37];[.M37])" office:value-type="float" office:value="0.2892746246112" calcext:value-type="float">
            <text:p>0,289</text:p>
          </table:table-cell>
        </table:table-row>
      </table:table>
      <table:table table:name="SRI C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ce10"/>
        <table:table-column table:style-name="co1" table:default-cell-style-name="ce19"/>
        <table:table-column table:style-name="co1" table:default-cell-style-name="ce24"/>
        <table:table-column table:style-name="co1" table:default-cell-style-name="ce28"/>
        <table:table-column table:style-name="co2" table:default-cell-style-name="Default"/>
        <table:table-column table:style-name="co1" table:default-cell-style-name="ce10"/>
        <table:table-column table:style-name="co1" table:default-cell-style-name="ce17"/>
        <table:table-column table:style-name="co1" table:default-cell-style-name="ce24"/>
        <table:table-column table:style-name="co1" table:default-cell-style-name="ce28"/>
        <table:table-column table:style-name="co2" table:default-cell-style-name="ce12"/>
        <table:table-column table:style-name="co1" table:default-cell-style-name="ce10"/>
        <table:table-column table:style-name="co1" table:default-cell-style-name="ce19"/>
        <table:table-column table:style-name="co1" table:default-cell-style-name="ce24"/>
        <table:table-column table:style-name="co1" table:default-cell-style-name="ce28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1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style-name="ce37"/>
          <table:covered-table-cell table:style-name="ce38"/>
          <table:covered-table-cell table:style-name="ce39"/>
          <table:table-cell table:style-name="ce40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style-name="ce41"/>
          <table:covered-table-cell table:style-name="ce38"/>
          <table:covered-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>
            <text:p>Posicion</text:p>
          </table:table-cell>
          <table:table-cell/>
          <table:table-cell table:style-name="ce9"/>
          <table: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/>
          <table:table-cell table:style-name="ce48"/>
          <table: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40"/>
          <table:table-cell table:style-name="ce48"/>
          <table: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UNTIF([.D$3:.D3];&quot;R&quot;)/[.$A3]" office:value-type="float" office:value="0" calcext:value-type="float">
            <text:p>0,000</text:p>
          </table:table-cell>
          <table:table-cell table:formula="of:=COUNTIF([.D$3:.D3];&quot;R&quot;)/COUNTIF([.D$3:.D$27];&quot;R&quot;)" office:value-type="float" office:value="0" calcext:value-type="float">
            <text:p>0,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I$3:.I3];&quot;R&quot;)/[.$A3]" office:value-type="float" office:value="0" calcext:value-type="float">
            <text:p>0,000</text:p>
          </table:table-cell>
          <table:table-cell table:formula="of:=COUNTIF([.I$3:.I3];&quot;R&quot;)/COUNTIF([.I$3:.I$27];&quot;R&quot;)" office:value-type="float" office:value="0" calcext:value-type="float">
            <text:p>0,0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UNTIF([.N$3:.N3];&quot;R&quot;)/[.$A3]" office:value-type="float" office:value="0" calcext:value-type="float">
            <text:p>0,000</text:p>
          </table:table-cell>
          <table:table-cell table:formula="of:=COUNTIF([.N$3:.N3];&quot;R&quot;)/COUNTIF([.N$3:.N$27];&quot;R&quot;)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formula="of:=COUNTIF([.D$3:.D4];&quot;R&quot;)/[.$A4]" office:value-type="float" office:value="0.5" calcext:value-type="float">
            <text:p>0,500</text:p>
          </table:table-cell>
          <table:table-cell table:formula="of:=COUNTIF([.D$3:.D4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formula="of:=COUNTIF([.I$3:.I4];&quot;R&quot;)/[.$A4]" office:value-type="float" office:value="0.5" calcext:value-type="float">
            <text:p>0,500</text:p>
          </table:table-cell>
          <table:table-cell table:formula="of:=COUNTIF([.I$3:.I4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UNTIF([.N$3:.N4];&quot;R&quot;)/[.$A4]" office:value-type="float" office:value="0" calcext:value-type="float">
            <text:p>0,000</text:p>
          </table:table-cell>
          <table:table-cell table:formula="of:=COUNTIF([.N$3:.N4];&quot;R&quot;)/COUNTIF([.N$3:.N$27];&quot;R&quot;)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UNTIF([.D$3:.D5];&quot;R&quot;)/[.$A5]" office:value-type="float" office:value="0.333333333333333" calcext:value-type="float">
            <text:p>0,333</text:p>
          </table:table-cell>
          <table:table-cell table:formula="of:=COUNTIF([.D$3:.D5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UNTIF([.I$3:.I5];&quot;R&quot;)/[.$A5]" office:value-type="float" office:value="0.333333333333333" calcext:value-type="float">
            <text:p>0,333</text:p>
          </table:table-cell>
          <table:table-cell table:formula="of:=COUNTIF([.I$3:.I5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UNTIF([.N$3:.N5];&quot;R&quot;)/[.$A5]" office:value-type="float" office:value="0" calcext:value-type="float">
            <text:p>0,000</text:p>
          </table:table-cell>
          <table:table-cell table:formula="of:=COUNTIF([.N$3:.N5];&quot;R&quot;)/COUNTIF([.N$3:.N$27];&quot;R&quot;)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D$3:.D6];&quot;R&quot;)/[.$A6]" office:value-type="float" office:value="0.25" calcext:value-type="float">
            <text:p>0,250</text:p>
          </table:table-cell>
          <table:table-cell table:formula="of:=COUNTIF([.D$3:.D6];&quot;R&quot;)/COUNTIF([.D$3:.D$27];&quot;R&quot;)" office:value-type="float" office:value="0.166666666666667" calcext:value-type="float">
            <text:p>0,16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I$3:.I6];&quot;R&quot;)/[.$A6]" office:value-type="float" office:value="0.25" calcext:value-type="float">
            <text:p>0,250</text:p>
          </table:table-cell>
          <table:table-cell table:formula="of:=COUNTIF([.I$3:.I6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COUNTIF([.N$3:.N6];&quot;R&quot;)/[.$A6]" office:value-type="float" office:value="0.25" calcext:value-type="float">
            <text:p>0,250</text:p>
          </table:table-cell>
          <table:table-cell table:formula="of:=COUNTIF([.N$3:.N6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formula="of:=COUNTIF([.D$3:.D7];&quot;R&quot;)/[.$A7]" office:value-type="float" office:value="0.4" calcext:value-type="float">
            <text:p>0,400</text:p>
          </table:table-cell>
          <table:table-cell table:formula="of:=COUNTIF([.D$3:.D7];&quot;R&quot;)/COUNTIF([.D$3:.D$27];&quot;R&quot;)" office:value-type="float" office:value="0.333333333333333" calcext:value-type="float">
            <text:p>0,33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UNTIF([.I$3:.I7];&quot;R&quot;)/[.$A7]" office:value-type="float" office:value="0.2" calcext:value-type="float">
            <text:p>0,200</text:p>
          </table:table-cell>
          <table:table-cell table:formula="of:=COUNTIF([.I$3:.I7];&quot;R&quot;)/COUNTIF([.I$3:.I$27];&quot;R&quot;)" office:value-type="float" office:value="0.142857142857143" calcext:value-type="float">
            <text:p>0,1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N$3:.N7];&quot;R&quot;)/[.$A7]" office:value-type="float" office:value="0.2" calcext:value-type="float">
            <text:p>0,200</text:p>
          </table:table-cell>
          <table:table-cell table:formula="of:=COUNTIF([.N$3:.N7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COUNTIF([.D$3:.D8];&quot;R&quot;)/[.$A8]" office:value-type="float" office:value="0.5" calcext:value-type="float">
            <text:p>0,500</text:p>
          </table:table-cell>
          <table:table-cell table:formula="of:=COUNTIF([.D$3:.D8];&quot;R&quot;)/COUNTIF([.D$3:.D$27];&quot;R&quot;)" office:value-type="float" office:value="0.5" calcext:value-type="float">
            <text:p>0,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UNTIF([.I$3:.I8];&quot;R&quot;)/[.$A8]" office:value-type="float" office:value="0.333333333333333" calcext:value-type="float">
            <text:p>0,333</text:p>
          </table:table-cell>
          <table:table-cell table:formula="of:=COUNTIF([.I$3:.I8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UNTIF([.N$3:.N8];&quot;R&quot;)/[.$A8]" office:value-type="float" office:value="0.166666666666667" calcext:value-type="float">
            <text:p>0,167</text:p>
          </table:table-cell>
          <table:table-cell table:formula="of:=COUNTIF([.N$3:.N8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formula="of:=COUNTIF([.D$3:.D9];&quot;R&quot;)/[.$A9]" office:value-type="float" office:value="0.571428571428571" calcext:value-type="float">
            <text:p>0,571</text:p>
          </table:table-cell>
          <table:table-cell table:formula="of:=COUNTIF([.D$3:.D9];&quot;R&quot;)/COUNTIF([.D$3:.D$27];&quot;R&quot;)" office:value-type="float" office:value="0.666666666666667" calcext:value-type="float">
            <text:p>0,66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UNTIF([.I$3:.I9];&quot;R&quot;)/[.$A9]" office:value-type="float" office:value="0.285714285714286" calcext:value-type="float">
            <text:p>0,286</text:p>
          </table:table-cell>
          <table:table-cell table:formula="of:=COUNTIF([.I$3:.I9];&quot;R&quot;)/COUNTIF([.I$3:.I$27];&quot;R&quot;)" office:value-type="float" office:value="0.285714285714286" calcext:value-type="float">
            <text:p>0,28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UNTIF([.N$3:.N9];&quot;R&quot;)/[.$A9]" office:value-type="float" office:value="0.142857142857143" calcext:value-type="float">
            <text:p>0,143</text:p>
          </table:table-cell>
          <table:table-cell table:formula="of:=COUNTIF([.N$3:.N9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UNTIF([.D$3:.D10];&quot;R&quot;)/[.$A10]" office:value-type="float" office:value="0.5" calcext:value-type="float">
            <text:p>0,500</text:p>
          </table:table-cell>
          <table:table-cell table:formula="of:=COUNTIF([.D$3:.D10];&quot;R&quot;)/COUNTIF([.D$3:.D$27];&quot;R&quot;)" office:value-type="float" office:value="0.666666666666667" calcext:value-type="float">
            <text:p>0,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table:formula="of:=COUNTIF([.I$3:.I10];&quot;R&quot;)/[.$A10]" office:value-type="float" office:value="0.375" calcext:value-type="float">
            <text:p>0,375</text:p>
          </table:table-cell>
          <table:table-cell table:formula="of:=COUNTIF([.I$3:.I10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UNTIF([.N$3:.N10];&quot;R&quot;)/[.$A10]" office:value-type="float" office:value="0.125" calcext:value-type="float">
            <text:p>0,125</text:p>
          </table:table-cell>
          <table:table-cell table:formula="of:=COUNTIF([.N$3:.N10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D$3:.D11];&quot;R&quot;)/[.$A11]" office:value-type="float" office:value="0.444444444444444" calcext:value-type="float">
            <text:p>0,444</text:p>
          </table:table-cell>
          <table:table-cell table:formula="of:=COUNTIF([.D$3:.D11];&quot;R&quot;)/COUNTIF([.D$3:.D$27];&quot;R&quot;)" office:value-type="float" office:value="0.666666666666667" calcext:value-type="float">
            <text:p>0,66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UNTIF([.I$3:.I11];&quot;R&quot;)/[.$A11]" office:value-type="float" office:value="0.333333333333333" calcext:value-type="float">
            <text:p>0,333</text:p>
          </table:table-cell>
          <table:table-cell table:formula="of:=COUNTIF([.I$3:.I11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N$3:.N11];&quot;R&quot;)/[.$A11]" office:value-type="float" office:value="0.111111111111111" calcext:value-type="float">
            <text:p>0,111</text:p>
          </table:table-cell>
          <table:table-cell table:formula="of:=COUNTIF([.N$3:.N11];&quot;R&quot;)/COUNTIF([.N$3:.N$27];&quot;R&quot;)" office:value-type="float" office:value="0.142857142857143" calcext:value-type="float">
            <text:p>0,1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formula="of:=COUNTIF([.D$3:.D12];&quot;R&quot;)/[.$A12]" office:value-type="float" office:value="0.5" calcext:value-type="float">
            <text:p>0,500</text:p>
          </table:table-cell>
          <table:table-cell table:formula="of:=COUNTIF([.D$3:.D12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I$3:.I12];&quot;R&quot;)/[.$A12]" office:value-type="float" office:value="0.3" calcext:value-type="float">
            <text:p>0,300</text:p>
          </table:table-cell>
          <table:table-cell table:formula="of:=COUNTIF([.I$3:.I12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formula="of:=COUNTIF([.N$3:.N12];&quot;R&quot;)/[.$A12]" office:value-type="float" office:value="0.2" calcext:value-type="float">
            <text:p>0,200</text:p>
          </table:table-cell>
          <table:table-cell table:formula="of:=COUNTIF([.N$3:.N12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UNTIF([.D$3:.D13];&quot;R&quot;)/[.$A13]" office:value-type="float" office:value="0.454545454545455" calcext:value-type="float">
            <text:p>0,455</text:p>
          </table:table-cell>
          <table:table-cell table:formula="of:=COUNTIF([.D$3:.D13];&quot;R&quot;)/COUNTIF([.D$3:.D$27];&quot;R&quot;)" office:value-type="float" office:value="0.833333333333333" calcext:value-type="float">
            <text:p>0,83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UNTIF([.I$3:.I13];&quot;R&quot;)/[.$A13]" office:value-type="float" office:value="0.272727272727273" calcext:value-type="float">
            <text:p>0,273</text:p>
          </table:table-cell>
          <table:table-cell table:formula="of:=COUNTIF([.I$3:.I13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UNTIF([.N$3:.N13];&quot;R&quot;)/[.$A13]" office:value-type="float" office:value="0.181818181818182" calcext:value-type="float">
            <text:p>0,182</text:p>
          </table:table-cell>
          <table:table-cell table:formula="of:=COUNTIF([.N$3:.N13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COUNTIF([.D$3:.D14];&quot;R&quot;)/[.$A14]" office:value-type="float" office:value="0.5" calcext:value-type="float">
            <text:p>0,500</text:p>
          </table:table-cell>
          <table:table-cell table:formula="of:=COUNTIF([.D$3:.D14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UNTIF([.I$3:.I14];&quot;R&quot;)/[.$A14]" office:value-type="float" office:value="0.25" calcext:value-type="float">
            <text:p>0,250</text:p>
          </table:table-cell>
          <table:table-cell table:formula="of:=COUNTIF([.I$3:.I14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UNTIF([.N$3:.N14];&quot;R&quot;)/[.$A14]" office:value-type="float" office:value="0.166666666666667" calcext:value-type="float">
            <text:p>0,167</text:p>
          </table:table-cell>
          <table:table-cell table:formula="of:=COUNTIF([.N$3:.N14];&quot;R&quot;)/COUNTIF([.N$3:.N$27];&quot;R&quot;)" office:value-type="float" office:value="0.285714285714286" calcext:value-type="float">
            <text:p>0,28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D$3:.D15];&quot;R&quot;)/[.$A15]" office:value-type="float" office:value="0.461538461538462" calcext:value-type="float">
            <text:p>0,462</text:p>
          </table:table-cell>
          <table:table-cell table:formula="of:=COUNTIF([.D$3:.D15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UNTIF([.I$3:.I15];&quot;R&quot;)/[.$A15]" office:value-type="float" office:value="0.230769230769231" calcext:value-type="float">
            <text:p>0,231</text:p>
          </table:table-cell>
          <table:table-cell table:formula="of:=COUNTIF([.I$3:.I15];&quot;R&quot;)/COUNTIF([.I$3:.I$27];&quot;R&quot;)" office:value-type="float" office:value="0.428571428571429" calcext:value-type="float">
            <text:p>0,4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COUNTIF([.N$3:.N15];&quot;R&quot;)/[.$A15]" office:value-type="float" office:value="0.230769230769231" calcext:value-type="float">
            <text:p>0,231</text:p>
          </table:table-cell>
          <table:table-cell table:formula="of:=COUNTIF([.N$3:.N15];&quot;R&quot;)/COUNTIF([.N$3:.N$27];&quot;R&quot;)" office:value-type="float" office:value="0.428571428571429" calcext:value-type="float">
            <text:p>0,4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UNTIF([.D$3:.D16];&quot;R&quot;)/[.$A16]" office:value-type="float" office:value="0.428571428571429" calcext:value-type="float">
            <text:p>0,429</text:p>
          </table:table-cell>
          <table:table-cell table:formula="of:=COUNTIF([.D$3:.D16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COUNTIF([.I$3:.I16];&quot;R&quot;)/[.$A16]" office:value-type="float" office:value="0.285714285714286" calcext:value-type="float">
            <text:p>0,286</text:p>
          </table:table-cell>
          <table:table-cell table:formula="of:=COUNTIF([.I$3:.I16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UNTIF([.N$3:.N16];&quot;R&quot;)/[.$A16]" office:value-type="float" office:value="0.285714285714286" calcext:value-type="float">
            <text:p>0,286</text:p>
          </table:table-cell>
          <table:table-cell table:formula="of:=COUNTIF([.N$3:.N16];&quot;R&quot;)/COUNTIF([.N$3:.N$27];&quot;R&quot;)" office:value-type="float" office:value="0.571428571428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UNTIF([.D$3:.D17];&quot;R&quot;)/[.$A17]" office:value-type="float" office:value="0.4" calcext:value-type="float">
            <text:p>0,400</text:p>
          </table:table-cell>
          <table:table-cell table:formula="of:=COUNTIF([.D$3:.D17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I$3:.I17];&quot;R&quot;)/[.$A17]" office:value-type="float" office:value="0.266666666666667" calcext:value-type="float">
            <text:p>0,267</text:p>
          </table:table-cell>
          <table:table-cell table:formula="of:=COUNTIF([.I$3:.I17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table:formula="of:=COUNTIF([.N$3:.N17];&quot;R&quot;)/[.$A17]" office:value-type="float" office:value="0.333333333333333" calcext:value-type="float">
            <text:p>0,333</text:p>
          </table:table-cell>
          <table:table-cell table:formula="of:=COUNTIF([.N$3:.N17];&quot;R&quot;)/COUNTIF([.N$3:.N$27];&quot;R&quot;)" office:value-type="float" office:value="0.714285714285714" calcext:value-type="float">
            <text:p>0,7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UNTIF([.D$3:.D18];&quot;R&quot;)/[.$A18]" office:value-type="float" office:value="0.375" calcext:value-type="float">
            <text:p>0,375</text:p>
          </table:table-cell>
          <table:table-cell table:formula="of:=COUNTIF([.D$3:.D18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UNTIF([.I$3:.I18];&quot;R&quot;)/[.$A18]" office:value-type="float" office:value="0.25" calcext:value-type="float">
            <text:p>0,250</text:p>
          </table:table-cell>
          <table:table-cell table:formula="of:=COUNTIF([.I$3:.I18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formula="of:=COUNTIF([.N$3:.N18];&quot;R&quot;)/[.$A18]" office:value-type="float" office:value="0.375" calcext:value-type="float">
            <text:p>0,375</text:p>
          </table:table-cell>
          <table:table-cell table:formula="of:=COUNTIF([.N$3:.N18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UNTIF([.D$3:.D19];&quot;R&quot;)/[.$A19]" office:value-type="float" office:value="0.352941176470588" calcext:value-type="float">
            <text:p>0,353</text:p>
          </table:table-cell>
          <table:table-cell table:formula="of:=COUNTIF([.D$3:.D19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UNTIF([.I$3:.I19];&quot;R&quot;)/[.$A19]" office:value-type="float" office:value="0.235294117647059" calcext:value-type="float">
            <text:p>0,235</text:p>
          </table:table-cell>
          <table:table-cell table:formula="of:=COUNTIF([.I$3:.I19];&quot;R&quot;)/COUNTIF([.I$3:.I$27];&quot;R&quot;)" office:value-type="float" office:value="0.571428571428571" calcext:value-type="float">
            <text:p>0,57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N$3:.N19];&quot;R&quot;)/[.$A19]" office:value-type="float" office:value="0.352941176470588" calcext:value-type="float">
            <text:p>0,353</text:p>
          </table:table-cell>
          <table:table-cell table:formula="of:=COUNTIF([.N$3:.N19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UNTIF([.D$3:.D20];&quot;R&quot;)/[.$A20]" office:value-type="float" office:value="0.333333333333333" calcext:value-type="float">
            <text:p>0,333</text:p>
          </table:table-cell>
          <table:table-cell table:formula="of:=COUNTIF([.D$3:.D20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formula="of:=COUNTIF([.I$3:.I20];&quot;R&quot;)/[.$A20]" office:value-type="float" office:value="0.277777777777778" calcext:value-type="float">
            <text:p>0,278</text:p>
          </table:table-cell>
          <table:table-cell table:formula="of:=COUNTIF([.I$3:.I20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N$3:.N20];&quot;R&quot;)/[.$A20]" office:value-type="float" office:value="0.333333333333333" calcext:value-type="float">
            <text:p>0,333</text:p>
          </table:table-cell>
          <table:table-cell table:formula="of:=COUNTIF([.N$3:.N20];&quot;R&quot;)/COUNTIF([.N$3:.N$27];&quot;R&quot;)" office:value-type="float" office:value="0.857142857142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UNTIF([.D$3:.D21];&quot;R&quot;)/[.$A21]" office:value-type="float" office:value="0.31578947368421" calcext:value-type="float">
            <text:p>0,316</text:p>
          </table:table-cell>
          <table:table-cell table:formula="of:=COUNTIF([.D$3:.D21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UNTIF([.I$3:.I21];&quot;R&quot;)/[.$A21]" office:value-type="float" office:value="0.263157894736842" calcext:value-type="float">
            <text:p>0,263</text:p>
          </table:table-cell>
          <table:table-cell table:formula="of:=COUNTIF([.I$3:.I21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COUNTIF([.N$3:.N21];&quot;R&quot;)/[.$A21]" office:value-type="float" office:value="0.368421052631579" calcext:value-type="float">
            <text:p>0,368</text:p>
          </table:table-cell>
          <table:table-cell table:formula="of:=COUNTIF([.N$3:.N21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UNTIF([.D$3:.D22];&quot;R&quot;)/[.$A22]" office:value-type="float" office:value="0.3" calcext:value-type="float">
            <text:p>0,300</text:p>
          </table:table-cell>
          <table:table-cell table:formula="of:=COUNTIF([.D$3:.D22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I$3:.I22];&quot;R&quot;)/[.$A22]" office:value-type="float" office:value="0.25" calcext:value-type="float">
            <text:p>0,250</text:p>
          </table:table-cell>
          <table:table-cell table:formula="of:=COUNTIF([.I$3:.I22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UNTIF([.N$3:.N22];&quot;R&quot;)/[.$A22]" office:value-type="float" office:value="0.35" calcext:value-type="float">
            <text:p>0,350</text:p>
          </table:table-cell>
          <table:table-cell table:formula="of:=COUNTIF([.N$3:.N22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UNTIF([.D$3:.D23];&quot;R&quot;)/[.$A23]" office:value-type="float" office:value="0.285714285714286" calcext:value-type="float">
            <text:p>0,286</text:p>
          </table:table-cell>
          <table:table-cell table:formula="of:=COUNTIF([.D$3:.D23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UNTIF([.I$3:.I23];&quot;R&quot;)/[.$A23]" office:value-type="float" office:value="0.238095238095238" calcext:value-type="float">
            <text:p>0,238</text:p>
          </table:table-cell>
          <table:table-cell table:formula="of:=COUNTIF([.I$3:.I23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UNTIF([.N$3:.N23];&quot;R&quot;)/[.$A23]" office:value-type="float" office:value="0.333333333333333" calcext:value-type="float">
            <text:p>0,333</text:p>
          </table:table-cell>
          <table:table-cell table:formula="of:=COUNTIF([.N$3:.N23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UNTIF([.D$3:.D24];&quot;R&quot;)/[.$A24]" office:value-type="float" office:value="0.272727272727273" calcext:value-type="float">
            <text:p>0,273</text:p>
          </table:table-cell>
          <table:table-cell table:formula="of:=COUNTIF([.D$3:.D24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UNTIF([.I$3:.I24];&quot;R&quot;)/[.$A24]" office:value-type="float" office:value="0.227272727272727" calcext:value-type="float">
            <text:p>0,227</text:p>
          </table:table-cell>
          <table:table-cell table:formula="of:=COUNTIF([.I$3:.I24];&quot;R&quot;)/COUNTIF([.I$3:.I$27];&quot;R&quot;)" office:value-type="float" office:value="0.714285714285714" calcext:value-type="float">
            <text:p>0,7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UNTIF([.N$3:.N24];&quot;R&quot;)/[.$A24]" office:value-type="float" office:value="0.318181818181818" calcext:value-type="float">
            <text:p>0,318</text:p>
          </table:table-cell>
          <table:table-cell table:formula="of:=COUNTIF([.N$3:.N24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UNTIF([.D$3:.D25];&quot;R&quot;)/[.$A25]" office:value-type="float" office:value="0.260869565217391" calcext:value-type="float">
            <text:p>0,261</text:p>
          </table:table-cell>
          <table:table-cell table:formula="of:=COUNTIF([.D$3:.D25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formula="of:=COUNTIF([.I$3:.I25];&quot;R&quot;)/[.$A25]" office:value-type="float" office:value="0.260869565217391" calcext:value-type="float">
            <text:p>0,261</text:p>
          </table:table-cell>
          <table:table-cell table:formula="of:=COUNTIF([.I$3:.I25];&quot;R&quot;)/COUNTIF([.I$3:.I$27];&quot;R&quot;)" office:value-type="float" office:value="0.857142857142857" calcext:value-type="float">
            <text:p>0,85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UNTIF([.N$3:.N25];&quot;R&quot;)/[.$A25]" office:value-type="float" office:value="0.304347826086957" calcext:value-type="float">
            <text:p>0,304</text:p>
          </table:table-cell>
          <table:table-cell table:formula="of:=COUNTIF([.N$3:.N25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UNTIF([.D$3:.D26];&quot;R&quot;)/[.$A26]" office:value-type="float" office:value="0.25" calcext:value-type="float">
            <text:p>0,250</text:p>
          </table:table-cell>
          <table:table-cell table:formula="of:=COUNTIF([.D$3:.D26];&quot;R&quot;)/COUNTIF([.D$3:.D$27];&quot;R&quot;)" office:value-type="float" office:value="1" calcext:value-type="float">
            <text:p>1,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COUNTIF([.I$3:.I26];&quot;R&quot;)/[.$A26]" office:value-type="float" office:value="0.291666666666667" calcext:value-type="float">
            <text:p>0,292</text:p>
          </table:table-cell>
          <table:table-cell table:formula="of:=COUNTIF([.I$3:.I26];&quot;R&quot;)/COUNTIF([.I$3:.I$27];&quot;R&quot;)" office:value-type="float" office:value="1" calcext:value-type="float">
            <text:p>1,0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UNTIF([.N$3:.N26];&quot;R&quot;)/[.$A26]" office:value-type="float" office:value="0.291666666666667" calcext:value-type="float">
            <text:p>0,292</text:p>
          </table:table-cell>
          <table:table-cell table:formula="of:=COUNTIF([.N$3:.N26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/>
          <table:table-cell table:style-name="ce11" office:value-type="float" office:value="24" calcext:value-type="float">
            <text:p>24</text:p>
          </table:table-cell>
          <table:table-cell table:style-name="ce42"/>
          <table:table-cell table:style-name="ce25" table:formula="of:=COUNTIF([.D$3:.D27];&quot;R&quot;)/[.$A27]" office:value-type="float" office:value="0.24" calcext:value-type="float">
            <text:p>0,240</text:p>
          </table:table-cell>
          <table:table-cell table:style-name="ce29" table:formula="of:=COUNTIF([.D$3:.D27];&quot;R&quot;)/COUNTIF([.D$3:.D$27];&quot;R&quot;)" office:value-type="float" office:value="1" calcext:value-type="float">
            <text:p>1,00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8"/>
          <table:table-cell table:style-name="ce25" table:formula="of:=COUNTIF([.I$3:.I27];&quot;R&quot;)/[.$A27]" office:value-type="float" office:value="0.28" calcext:value-type="float">
            <text:p>0,280</text:p>
          </table:table-cell>
          <table:table-cell table:style-name="ce29" table:formula="of:=COUNTIF([.I$3:.I27];&quot;R&quot;)/COUNTIF([.I$3:.I$27];&quot;R&quot;)" office:value-type="float" office:value="1" calcext:value-type="float">
            <text:p>1,00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42"/>
          <table:table-cell table:style-name="ce25" table:formula="of:=COUNTIF([.N$3:.N27];&quot;R&quot;)/[.$A27]" office:value-type="float" office:value="0.28" calcext:value-type="float">
            <text:p>0,280</text:p>
          </table:table-cell>
          <table:table-cell table:style-name="ce29" table:formula="of:=COUNTIF([.N$3:.N27];&quot;R&quot;)/COUNTIF([.N$3:.N$27];&quot;R&quot;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string" calcext:value-type="string" table:number-columns-spanned="4" table:number-rows-spanned="1">
            <text:p>QUERY 1</text:p>
          </table:table-cell>
          <table:covered-table-cell table:number-columns-repeated="2" table:style-name="ce20"/>
          <table:covered-table-cell table:style-name="ce30"/>
          <table:table-cell/>
          <table:table-cell table:style-name="ce1" office:value-type="string" calcext:value-type="string" table:number-columns-spanned="4" table:number-rows-spanned="1">
            <text:p>QUERY 2</text:p>
          </table:table-cell>
          <table:covered-table-cell table:number-columns-repeated="2" table:style-name="ce20"/>
          <table:covered-table-cell table:style-name="ce30"/>
          <table:table-cell table:style-name="Default"/>
          <table:table-cell table:style-name="ce1" office:value-type="string" calcext:value-type="string" table:number-columns-spanned="4" table:number-rows-spanned="1">
            <text:p>QUERY 3</text:p>
          </table:table-cell>
          <table:covered-table-cell table:number-columns-repeated="2" table:style-name="ce20"/>
          <table:covered-table-cell table:style-name="ce30"/>
          <table:table-cell table:style-name="ce12"/>
          <table:table-cell table:style-name="ce43" office:value-type="string" calcext:value-type="string">
            <text:p>PROMEDIO</text:p>
          </table:table-cell>
        </table:table-row>
        <table:table-row table:style-name="ro3">
          <table:table-cell table:style-name="ce5" office:value-type="string" calcext:value-type="string">
            <text:p>Precision Media</text:p>
          </table:table-cell>
          <table:table-cell table:style-name="ce8"/>
          <table:table-cell table:style-name="ce13" table:formula="of:=AVERAGE([.E4];[.E7];[.E8];[.E9];[.E12];[.E14])" office:value-type="float" office:value="0.495238095238095" calcext:value-type="float" table:number-columns-spanned="4" table:number-rows-spanned="1">
            <text:p>0,495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J4];[.J8];[.J10];[.J16];[.J20];[.J25];[.J26])" office:value-type="float" office:value="0.332051661244208" calcext:value-type="float" table:number-columns-spanned="4" table:number-rows-spanned="1">
            <text:p>0,332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AVERAGE([.O6];[.O12];[.O15];[.O16];[.O17];[.O18];[.O21])" office:value-type="float" office:value="0.291891128921204" calcext:value-type="float" table:number-columns-spanned="4" table:number-rows-spanned="1">
            <text:p>0,292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0];[.H30];[.M30])" office:value-type="float" office:value="0.373060295134502" calcext:value-type="float">
            <text:p>0,373</text:p>
          </table:table-cell>
        </table:table-row>
        <table:table-row table:style-name="ro4">
          <table:table-cell table:style-name="ce6" office:value-type="string" calcext:value-type="string">
            <text:p>P @ 5</text:p>
          </table:table-cell>
          <table:table-cell/>
          <table:table-cell table:style-name="ce13" table:formula="of:=[.E7]" office:value-type="float" office:value="0.4" calcext:value-type="float" table:number-columns-spanned="4" table:number-rows-spanned="1">
            <text:p>0,4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7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7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1];[.H31];[.M31])" office:value-type="float" office:value="0.266666666666667" calcext:value-type="float">
            <text:p>0,267</text:p>
          </table:table-cell>
        </table:table-row>
        <table:table-row table:style-name="ro4">
          <table:table-cell table:style-name="ce6" office:value-type="string" calcext:value-type="string">
            <text:p>P @ 10</text:p>
          </table:table-cell>
          <table:table-cell/>
          <table:table-cell table:style-name="ce13" table:formula="of:=[.E12]" office:value-type="float" office:value="0.5" calcext:value-type="float" table:number-columns-spanned="4" table:number-rows-spanned="1">
            <text:p>0,5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J12]" office:value-type="float" office:value="0.3" calcext:value-type="float" table:number-columns-spanned="4" table:number-rows-spanned="1">
            <text:p>0,3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13" table:formula="of:=[.O12]" office:value-type="float" office:value="0.2" calcext:value-type="float" table:number-columns-spanned="4" table:number-rows-spanned="1">
            <text:p>0,200</text:p>
          </table:table-cell>
          <table:covered-table-cell table:number-columns-repeated="2" table:style-name="ce22"/>
          <table:covered-table-cell table:style-name="ce31"/>
          <table:table-cell table:style-name="ce34"/>
          <table:table-cell table:style-name="ce44" table:formula="of:=AVERAGE([.C32];[.H32];[.M32])" office:value-type="float" office:value="0.333333333333333" calcext:value-type="float">
            <text:p>0,333</text:p>
          </table:table-cell>
        </table:table-row>
        <table:table-row table:style-name="ro4">
          <table:table-cell table:style-name="ce7" office:value-type="string" calcext:value-type="string">
            <text:p>P @ 20</text:p>
          </table:table-cell>
          <table:table-cell table:style-name="ce8"/>
          <table:table-cell table:style-name="ce13" table:formula="of:=[.E22]" office:value-type="float" office:value="0.3" calcext:value-type="float" table:number-columns-spanned="4" table:number-rows-spanned="1">
            <text:p>0,30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J22]" office:value-type="float" office:value="0.25" calcext:value-type="float" table:number-columns-spanned="4" table:number-rows-spanned="1">
            <text:p>0,250</text:p>
          </table:table-cell>
          <table:covered-table-cell table:number-columns-repeated="2" table:style-name="ce21"/>
          <table:covered-table-cell table:style-name="ce31"/>
          <table:table-cell table:style-name="ce33"/>
          <table:table-cell table:style-name="ce13" table:formula="of:=[.O22]" office:value-type="float" office:value="0.35" calcext:value-type="float" table:number-columns-spanned="4" table:number-rows-spanned="1">
            <text:p>0,350</text:p>
          </table:table-cell>
          <table:covered-table-cell table:number-columns-repeated="2" table:style-name="ce21"/>
          <table:covered-table-cell table:style-name="ce31"/>
          <table:table-cell table:style-name="ce34"/>
          <table:table-cell table:style-name="ce44" table:formula="of:=AVERAGE([.C33];[.H33];[.M33])" office:value-type="float" office:value="0.3" calcext:value-type="float">
            <text:p>0,300</text:p>
          </table:table-cell>
        </table:table-row>
        <table:table-row table:style-name="ro5">
          <table:table-cell table:style-name="ce5" office:value-type="string" calcext:value-type="string">
            <text:p>Precision Media a Recall 20%</text:p>
          </table:table-cell>
          <table:table-cell/>
          <table:table-cell table:style-name="ce13" table:formula="of:=AVERAGE([.E4];[.E7])" office:value-type="float" office:value="0.45" calcext:value-type="float" table:number-columns-spanned="4" table:number-rows-spanned="1">
            <text:p>0,450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8])" office:value-type="float" office:value="0.416666666666667" calcext:value-type="float" table:number-columns-spanned="4" table:number-rows-spanned="1">
            <text:p>0,417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6];[.O12])" office:value-type="float" office:value="0.225" calcext:value-type="float" table:number-columns-spanned="4" table:number-rows-spanned="1">
            <text:p>0,225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4];[.H34];[.M34])" office:value-type="float" office:value="0.363888888888889" calcext:value-type="float">
            <text:p>0,364</text:p>
          </table:table-cell>
        </table:table-row>
        <table:table-row table:style-name="ro5">
          <table:table-cell table:style-name="ce5" office:value-type="string" calcext:value-type="string">
            <text:p>Precision Media a Recall 40%</text:p>
          </table:table-cell>
          <table:table-cell/>
          <table:table-cell table:style-name="ce13" table:formula="of:=AVERAGE([.E4];[.E7];[.E8])" office:value-type="float" office:value="0.466666666666667" calcext:value-type="float" table:number-columns-spanned="4" table:number-rows-spanned="1">
            <text:p>0,467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8];[.J10])" office:value-type="float" office:value="0.402777777777778" calcext:value-type="float" table:number-columns-spanned="4" table:number-rows-spanned="1">
            <text:p>0,403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6];[.O12];[.O15])" office:value-type="float" office:value="0.226923076923077" calcext:value-type="float" table:number-columns-spanned="4" table:number-rows-spanned="1">
            <text:p>0,227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5];[.H35];[.M35])" office:value-type="float" office:value="0.36545584045584" calcext:value-type="float">
            <text:p>0,365</text:p>
          </table:table-cell>
        </table:table-row>
        <table:table-row table:style-name="ro5">
          <table:table-cell table:style-name="ce5" office:value-type="string" calcext:value-type="string">
            <text:p>Precision Media a Recall 60%</text:p>
          </table:table-cell>
          <table:table-cell/>
          <table:table-cell table:style-name="ce13" table:formula="of:=AVERAGE([.E4];[.E7];[.E8];[.E9])" office:value-type="float" office:value="0.492857142857143" calcext:value-type="float" table:number-columns-spanned="4" table:number-rows-spanned="1">
            <text:p>0,493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J4];[.J8];[.J10];[.J16];[.J20])" office:value-type="float" office:value="0.354365079365079" calcext:value-type="float" table:number-columns-spanned="4" table:number-rows-spanned="1">
            <text:p>0,354</text:p>
          </table:table-cell>
          <table:covered-table-cell table:number-columns-repeated="2" table:style-name="ce22"/>
          <table:covered-table-cell table:style-name="ce31"/>
          <table:table-cell table:style-name="ce35"/>
          <table:table-cell table:style-name="ce13" table:formula="of:=AVERAGE([.O6];[.O12];[.O15];[.O16];[.O17])" office:value-type="float" office:value="0.25996336996337" calcext:value-type="float" table:number-columns-spanned="4" table:number-rows-spanned="1">
            <text:p>0,260</text:p>
          </table:table-cell>
          <table:covered-table-cell table:number-columns-repeated="2" table:style-name="ce22"/>
          <table:covered-table-cell table:style-name="ce31"/>
          <table:table-cell table:style-name="ce47"/>
          <table:table-cell table:style-name="ce44" table:formula="of:=AVERAGE([.C36];[.H36];[.M36])" office:value-type="float" office:value="0.369061864061864" calcext:value-type="float">
            <text:p>0,369</text:p>
          </table:table-cell>
        </table:table-row>
        <table:table-row table:style-name="ro5">
          <table:table-cell table:style-name="ce5" office:value-type="string" calcext:value-type="string">
            <text:p>Precision Media a Recall 80%</text:p>
          </table:table-cell>
          <table:table-cell/>
          <table:table-cell table:style-name="ce36" table:formula="of:=AVERAGE([.E4];[.E7];[.E8];[.E9];[.E12])" office:value-type="float" office:value="0.494285714285714" calcext:value-type="float" table:number-columns-spanned="4" table:number-rows-spanned="1">
            <text:p>0,494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J4];[.J8];[.J10];[.J16];[.J20];[.J25])" office:value-type="float" office:value="0.338782493673798" calcext:value-type="float" table:number-columns-spanned="4" table:number-rows-spanned="1">
            <text:p>0,339</text:p>
          </table:table-cell>
          <table:covered-table-cell table:number-columns-repeated="2" table:style-name="ce23"/>
          <table:covered-table-cell table:style-name="ce32"/>
          <table:table-cell table:style-name="ce35"/>
          <table:table-cell table:style-name="ce36" table:formula="of:=AVERAGE([.O6];[.O12];[.O15];[.O16];[.O17];[.O18])" office:value-type="float" office:value="0.279136141636142" calcext:value-type="float" table:number-columns-spanned="4" table:number-rows-spanned="1">
            <text:p>0,279</text:p>
          </table:table-cell>
          <table:covered-table-cell table:number-columns-repeated="2" table:style-name="ce23"/>
          <table:covered-table-cell table:style-name="ce32"/>
          <table:table-cell table:style-name="ce47"/>
          <table:table-cell table:style-name="ce45" table:formula="of:=AVERAGE([.C37];[.H37];[.M37])" office:value-type="float" office:value="0.370734783198551" calcext:value-type="float">
            <text:p>0,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7:28:08.1936008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53:28.016443086</meta:creation-date>
    <dc:date>2018-05-02T17:35:44.354929133</dc:date>
    <meta:editing-duration>PT1H53M12S</meta:editing-duration>
    <meta:editing-cycles>36</meta:editing-cycles>
    <meta:generator>LibreOffice/5.2.7.2$Linux_X86_64 LibreOffice_project/20m0$Build-2</meta:generator>
    <meta:document-statistic meta:table-count="3" meta:cell-count="984" meta:object-count="0"/>
  </office:meta>
</office:document-meta>
</file>